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9000001587B8C303B.png" manifest:media-type="image/png"/>
  <manifest:file-entry manifest:full-path="Pictures/10000201000001CE00000139E94E4DCD.png" manifest:media-type="image/png"/>
  <manifest:file-entry manifest:full-path="Pictures/10000000000002FB000000FB296D0A1B.png" manifest:media-type="image/png"/>
  <manifest:file-entry manifest:full-path="Pictures/1000020100000123000000AEB6F1E80C.png" manifest:media-type="image/png"/>
  <manifest:file-entry manifest:full-path="Pictures/10000000000002FC00000156F9167F08.png" manifest:media-type="image/png"/>
  <manifest:file-entry manifest:full-path="Pictures/10000201000003740000010B71940CD1.png" manifest:media-type="image/png"/>
  <manifest:file-entry manifest:full-path="Pictures/10000201000001120000012759173DBF.png" manifest:media-type="image/png"/>
  <manifest:file-entry manifest:full-path="Pictures/10000000000001F10000012C3E44E391.png" manifest:media-type="image/png"/>
  <manifest:file-entry manifest:full-path="Pictures/10000000000002090000008D7AEDA1CF.png" manifest:media-type="image/png"/>
  <manifest:file-entry manifest:full-path="Pictures/10000201000000500000004A5CA4FE42.png" manifest:media-type="image/png"/>
  <manifest:file-entry manifest:full-path="Pictures/10000000000002BA0000010EC8DF9D65.png" manifest:media-type="image/png"/>
  <manifest:file-entry manifest:full-path="Pictures/10000201000000EC0000018D9331FF81.png" manifest:media-type="image/png"/>
  <manifest:file-entry manifest:full-path="Pictures/10000201000002FB0000006716931553.png" manifest:media-type="image/png"/>
  <manifest:file-entry manifest:full-path="Pictures/100000000000043400000112113604B3.png" manifest:media-type="image/png"/>
  <manifest:file-entry manifest:full-path="Pictures/10000201000007D0000001FDE3A2A0C3.png" manifest:media-type="image/png"/>
  <manifest:file-entry manifest:full-path="Pictures/10000000000003D90000009A9E66FE8A.png" manifest:media-type="image/png"/>
  <manifest:file-entry manifest:full-path="Pictures/100000000000005E0000005E20776D2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006cm" fo:margin-left="0cm" fo:margin-right="0cm" fo:margin-top="0.3cm" fo:margin-bottom="0cm" table:align="margins" style:may-break-between-rows="true"/>
    </style:style>
    <style:style style:name="Table6.A" style:family="table-column">
      <style:table-column-properties style:column-width="3.898cm" style:rel-column-width="15022*"/>
    </style:style>
    <style:style style:name="Table6.B" style:family="table-column">
      <style:table-column-properties style:column-width="5.995cm" style:rel-column-width="23104*"/>
    </style:style>
    <style:style style:name="Table6.C" style:family="table-column">
      <style:table-column-properties style:column-width="7.112cm" style:rel-column-width="27409*"/>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02cm" fo:margin-left="0.037cm" fo:margin-right="0.062cm" fo:margin-top="0cm" fo:margin-bottom="0.499cm" table:align="margins" style:may-break-between-rows="false"/>
    </style:style>
    <style:style style:name="Table3.A" style:family="table-column">
      <style:table-column-properties style:column-width="4.71cm" style:rel-column-width="18259*"/>
    </style:style>
    <style:style style:name="Table3.B" style:family="table-column">
      <style:table-column-properties style:column-width="3.614cm" style:rel-column-width="14012*"/>
    </style:style>
    <style:style style:name="Table3.C" style:family="table-column">
      <style:table-column-properties style:column-width="2.447cm" style:rel-column-width="9483*"/>
    </style:style>
    <style:style style:name="Table3.D" style:family="table-column">
      <style:table-column-properties style:column-width="2.665cm" style:rel-column-width="10332*"/>
    </style:style>
    <style:style style:name="Table3.E" style:family="table-column">
      <style:table-column-properties style:column-width="3.468cm" style:rel-column-width="13449*"/>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Table17" style:family="table">
      <style:table-properties style:width="17.006cm" fo:margin-left="0cm" fo:margin-right="-0.005cm" fo:margin-top="0.3cm" fo:margin-bottom="0.3cm" table:align="margins" style:may-break-between-rows="false"/>
    </style:style>
    <style:style style:name="Table17.A" style:family="table-column">
      <style:table-column-properties style:column-width="2.464cm" style:rel-column-width="9496*"/>
    </style:style>
    <style:style style:name="Table17.B" style:family="table-column">
      <style:table-column-properties style:column-width="14.542cm" style:rel-column-width="56039*"/>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3cm" fo:margin-bottom="0.499cm" table:align="margins" style:may-break-between-rows="false"/>
    </style:style>
    <style:style style:name="Table7.A" style:family="table-column">
      <style:table-column-properties style:column-width="2.459cm" style:rel-column-width="9478*"/>
    </style:style>
    <style:style style:name="Table7.B" style:family="table-column">
      <style:table-column-properties style:column-width="14.542cm" style:rel-column-width="56057*"/>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006cm" fo:margin-left="0cm" fo:margin-right="-0.005cm" fo:margin-top="0.3cm" fo:margin-bottom="0.3cm" table:align="margins" style:may-break-between-rows="false"/>
    </style:style>
    <style:style style:name="Table1.A" style:family="table-column">
      <style:table-column-properties style:column-width="2.464cm" style:rel-column-width="9496*"/>
    </style:style>
    <style:style style:name="Table1.B" style:family="table-column">
      <style:table-column-properties style:column-width="14.542cm" style:rel-column-width="56039*"/>
    </style:style>
    <style:style style:name="Table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3cm" fo:margin-bottom="0.499cm" table:align="margins" style:may-break-between-rows="false"/>
    </style:style>
    <style:style style:name="Table11.A" style:family="table-column">
      <style:table-column-properties style:column-width="2.75cm" style:rel-column-width="10600*"/>
    </style:style>
    <style:style style:name="Table11.B" style:family="table-column">
      <style:table-column-properties style:column-width="14.25cm" style:rel-column-width="54935*"/>
    </style:style>
    <style:style style:name="Table11.1" style:family="table-row">
      <style:table-row-properties style:min-row-height="2.143cm"/>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12" style:family="table">
      <style:table-properties style:width="16.965cm" fo:margin-left="0.023cm" fo:margin-right="0.012cm" fo:margin-top="0.3cm" fo:margin-bottom="0.21cm" table:align="margins" style:may-break-between-rows="false"/>
    </style:style>
    <style:style style:name="Table12.A" style:family="table-column">
      <style:table-column-properties style:column-width="2.427cm" style:rel-column-width="9375*"/>
    </style:style>
    <style:style style:name="Table12.B" style:family="table-column">
      <style:table-column-properties style:column-width="14.538cm" style:rel-column-width="56160*"/>
    </style:style>
    <style:style style:name="Table1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8" style:family="table">
      <style:table-properties style:width="17.022cm" fo:margin-left="0cm" fo:margin-right="-0.021cm" fo:margin-top="0.3cm" fo:margin-bottom="0.3cm" table:align="margins" style:may-break-between-rows="false"/>
    </style:style>
    <style:style style:name="Table8.A" style:family="table-column">
      <style:table-column-properties style:column-width="2.464cm" style:rel-column-width="9487*"/>
    </style:style>
    <style:style style:name="Table8.B" style:family="table-column">
      <style:table-column-properties style:column-width="14.557cm" style:rel-column-width="56048*"/>
    </style:style>
    <style:style style:name="Table8.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8.B1" style:family="table-cell">
      <style:table-cell-properties style:vertical-align="middle" fo:padding="0.15cm" fo:border-left="none" fo:border-right="none" fo:border-top="1pt solid #999999" fo:border-bottom="1pt solid #999999"/>
    </style:style>
    <style:style style:name="Table14" style:family="table">
      <style:table-properties style:width="17.006cm" fo:margin-left="0cm" fo:margin-right="-0.005cm" fo:margin-top="0.3cm" fo:margin-bottom="0.45cm" table:align="margins" style:may-break-between-rows="false"/>
    </style:style>
    <style:style style:name="Table14.A" style:family="table-column">
      <style:table-column-properties style:column-width="2.464cm" style:rel-column-width="9496*"/>
    </style:style>
    <style:style style:name="Table14.B" style:family="table-column">
      <style:table-column-properties style:column-width="14.542cm" style:rel-column-width="56039*"/>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5" style:family="table">
      <style:table-properties style:width="17.006cm" fo:margin-left="0cm" fo:margin-right="-0.005cm" fo:margin-top="0.199cm" fo:margin-bottom="0.3cm" table:align="margins" style:may-break-between-rows="false"/>
    </style:style>
    <style:style style:name="Table195.A" style:family="table-column">
      <style:table-column-properties style:column-width="2.462cm" style:rel-column-width="9489*"/>
    </style:style>
    <style:style style:name="Table195.B" style:family="table-column">
      <style:table-column-properties style:column-width="14.543cm" style:rel-column-width="56046*"/>
    </style:style>
    <style:style style:name="Table19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95.B1" style:family="table-cell">
      <style:table-cell-properties style:vertical-align="middle" fo:padding="0.15cm" fo:border-left="none" fo:border-right="none" fo:border-top="1pt solid #999999" fo:border-bottom="1pt solid #999999"/>
    </style:style>
    <style:style style:name="Table20" style:family="table">
      <style:table-properties style:width="17cm" fo:margin-left="0cm" fo:margin-right="0cm" fo:margin-top="0.3cm" fo:margin-bottom="0.3cm" table:align="margins" style:may-break-between-rows="false"/>
    </style:style>
    <style:style style:name="Table20.A" style:family="table-column">
      <style:table-column-properties style:column-width="2.462cm" style:rel-column-width="9492*"/>
    </style:style>
    <style:style style:name="Table20.B" style:family="table-column">
      <style:table-column-properties style:column-width="14.538cm" style:rel-column-width="56043*"/>
    </style:style>
    <style:style style:name="Table20.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0.B1" style:family="table-cell">
      <style:table-cell-properties style:vertical-align="middle" fo:padding="0.15cm" fo:border-left="none" fo:border-right="none" fo:border-top="1pt solid #999999" fo:border-bottom="1pt solid #999999"/>
    </style:style>
    <style:style style:name="Table4" style:family="table">
      <style:table-properties style:width="17cm" fo:margin-left="0cm" fo:margin-right="0cm" fo:margin-top="0.199cm" fo:margin-bottom="0.199cm" table:align="margins" style:may-break-between-rows="false"/>
    </style:style>
    <style:style style:name="Table4.A" style:family="table-column">
      <style:table-column-properties style:column-width="2.868cm" style:rel-column-width="11056*"/>
    </style:style>
    <style:style style:name="Table4.B" style:family="table-column">
      <style:table-column-properties style:column-width="14.132cm" style:rel-column-width="54479*"/>
    </style:style>
    <style:style style:name="Table4.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4.B1" style:family="table-cell">
      <style:table-cell-properties fo:padding="0.15cm" fo:border-left="none" fo:border-right="none" fo:border-top="1pt solid #999999" fo:border-bottom="1pt solid #999999"/>
    </style:style>
    <style:style style:name="Table18" style:family="table">
      <style:table-properties style:width="17.006cm" fo:margin-left="0cm" fo:margin-right="-0.005cm" fo:margin-top="0.3cm" fo:margin-bottom="0.3cm" table:align="margins" style:may-break-between-rows="false"/>
    </style:style>
    <style:style style:name="Table18.A" style:family="table-column">
      <style:table-column-properties style:column-width="2.722cm" style:rel-column-width="10488*"/>
    </style:style>
    <style:style style:name="Table18.B" style:family="table-column">
      <style:table-column-properties style:column-width="14.284cm" style:rel-column-width="55047*"/>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006cm" fo:margin-left="0cm" fo:margin-right="-0.005cm" fo:margin-top="0.3cm" fo:margin-bottom="0.3cm" table:align="margins" style:may-break-between-rows="false"/>
    </style:style>
    <style:style style:name="Table15.A" style:family="table-column">
      <style:table-column-properties style:column-width="2.6cm" style:rel-column-width="10019*"/>
    </style:style>
    <style:style style:name="Table15.B" style:family="table-column">
      <style:table-column-properties style:column-width="14.406cm" style:rel-column-width="55516*"/>
    </style:style>
    <style:style style:name="Table1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006cm" fo:margin-left="0cm" fo:margin-right="-0.005cm" fo:margin-top="0.199cm" fo:margin-bottom="0.3cm" table:align="margins" style:may-break-between-rows="false"/>
    </style:style>
    <style:style style:name="Table2.A" style:family="table-column">
      <style:table-column-properties style:column-width="2.768cm" style:rel-column-width="10665*"/>
    </style:style>
    <style:style style:name="Table2.B" style:family="table-column">
      <style:table-column-properties style:column-width="14.238cm" style:rel-column-width="5487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master-page-name="">
      <style:paragraph-properties style:page-number="auto" fo:keep-with-next="auto"/>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officeooo:rsid="00396eba"/>
    </style:style>
    <style:style style:name="P6" style:family="paragraph" style:parent-style-name="OOoTextBody_5f_ListIntro" style:master-page-name="">
      <style:paragraph-properties style:page-number="auto" fo:keep-with-next="always"/>
      <style:text-properties officeooo:paragraph-rsid="005fc37c"/>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ab-stops>
          <style:tab-stop style:position="5.001cm"/>
          <style:tab-stop style:position="9.999cm"/>
        </style:tab-stops>
      </style:paragraph-properties>
    </style:style>
    <style:style style:name="P9"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1ab1eb"/>
    </style:style>
    <style:style style:name="P10" style:family="paragraph" style:parent-style-name="OOoTextBody" style:master-page-name="">
      <style:paragraph-properties style:page-number="auto"/>
      <style:text-properties officeooo:paragraph-rsid="003a40f5"/>
    </style:style>
    <style:style style:name="P11" style:family="paragraph" style:parent-style-name="OOoTextBody_5f_ListIntro" style:master-page-name="">
      <style:paragraph-properties style:page-number="auto"/>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center" style:justify-single-word="false"/>
    </style:style>
    <style:style style:name="P14" style:family="paragraph" style:parent-style-name="OOoTableText">
      <style:text-properties officeooo:paragraph-rsid="004ccfff"/>
    </style:style>
    <style:style style:name="P15" style:family="paragraph" style:parent-style-name="OOoTextBody">
      <style:text-properties officeooo:paragraph-rsid="003a40f5"/>
    </style:style>
    <style:style style:name="P16" style:family="paragraph" style:parent-style-name="OOoTextBody">
      <style:text-properties fo:font-style="normal" fo:font-weight="normal" style:font-style-asian="normal" style:font-weight-asian="normal" style:font-style-complex="normal" style:font-weight-complex="normal"/>
    </style:style>
    <style:style style:name="P17" style:family="paragraph" style:parent-style-name="OOoTextBody">
      <style:text-properties officeooo:paragraph-rsid="001ab1eb"/>
    </style:style>
    <style:style style:name="P18" style:family="paragraph" style:parent-style-name="OOoTextBody">
      <style:text-properties officeooo:rsid="0044942a" officeooo:paragraph-rsid="0044942a"/>
    </style:style>
    <style:style style:name="P19" style:family="paragraph" style:parent-style-name="OOoTextBody">
      <style:text-properties officeooo:rsid="005e68eb" officeooo:paragraph-rsid="0048639f"/>
    </style:style>
    <style:style style:name="P20" style:family="paragraph" style:parent-style-name="OOoTextBody">
      <style:text-properties officeooo:paragraph-rsid="0048639f"/>
    </style:style>
    <style:style style:name="P21" style:family="paragraph" style:parent-style-name="OOoTextBody">
      <style:text-properties officeooo:paragraph-rsid="005fc37c"/>
    </style:style>
    <style:style style:name="P22" style:family="paragraph" style:parent-style-name="OOoTableText">
      <style:paragraph-properties fo:margin-left="0.25cm" fo:margin-right="0cm" fo:text-indent="0cm" style:auto-text-indent="false"/>
    </style:style>
    <style:style style:name="P23" style:family="paragraph" style:parent-style-name="OOoTableText">
      <style:paragraph-properties fo:margin-left="0.254cm" fo:margin-right="0cm" fo:text-indent="0cm" style:auto-text-indent="false"/>
    </style:style>
    <style:style style:name="P24" style:family="paragraph" style:parent-style-name="OOoFigureCaption">
      <style:paragraph-properties fo:text-align="start" style:justify-single-word="false"/>
    </style:style>
    <style:style style:name="P25" style:family="paragraph" style:parent-style-name="OOoFigureCaption">
      <style:text-properties officeooo:paragraph-rsid="0069aa0f"/>
    </style:style>
    <style:style style:name="P26" style:family="paragraph" style:parent-style-name="OOoFigureCaption">
      <style:text-properties officeooo:paragraph-rsid="006a82c7"/>
    </style:style>
    <style:style style:name="P27" style:family="paragraph" style:parent-style-name="OOoFigureCaption">
      <style:text-properties officeooo:paragraph-rsid="006b302d"/>
    </style:style>
    <style:style style:name="P28" style:family="paragraph" style:parent-style-name="OOoFigureCaption">
      <style:text-properties officeooo:paragraph-rsid="006b57d7"/>
    </style:style>
    <style:style style:name="P29" style:family="paragraph" style:parent-style-name="OOoFigureCaption">
      <style:text-properties officeooo:paragraph-rsid="006d2c7d"/>
    </style:style>
    <style:style style:name="P30" style:family="paragraph" style:parent-style-name="OOoFigureCaption">
      <style:text-properties officeooo:paragraph-rsid="006e4163"/>
    </style:style>
    <style:style style:name="P31" style:family="paragraph" style:parent-style-name="OOoFigureCaption">
      <style:text-properties officeooo:paragraph-rsid="006f104a"/>
    </style:style>
    <style:style style:name="P32" style:family="paragraph" style:parent-style-name="OOoFigureCaption">
      <style:text-properties officeooo:paragraph-rsid="00701c9d"/>
    </style:style>
    <style:style style:name="P33" style:family="paragraph" style:parent-style-name="OOoFigureCaption">
      <style:text-properties officeooo:paragraph-rsid="0070638b"/>
    </style:style>
    <style:style style:name="P34" style:family="paragraph" style:parent-style-name="OOoTableHeader">
      <style:paragraph-properties fo:text-align="center" style:justify-single-word="false"/>
    </style:style>
    <style:style style:name="P3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4"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OOoDefinitionTerm">
      <style:paragraph-properties fo:margin-top="0.161cm" fo:margin-bottom="0cm" style:contextual-spacing="false"/>
    </style:style>
    <style:style style:name="P37" style:family="paragraph" style:parent-style-name="OOoList_20_1_5f_TextBody" style:master-page-name="">
      <style:paragraph-properties fo:margin-top="0cm" fo:margin-bottom="0.21cm" style:contextual-spacing="false" style:page-number="auto"/>
    </style:style>
    <style:style style:name="P38" style:family="paragraph" style:parent-style-name="OOoTextBody_5f_ListIntro">
      <style:text-properties officeooo:paragraph-rsid="004ce339"/>
    </style:style>
    <style:style style:name="P39" style:family="paragraph" style:parent-style-name="OOoTextBody_5f_ListIntro">
      <style:text-properties officeooo:paragraph-rsid="005fc37c"/>
    </style:style>
    <style:style style:name="P40" style:family="paragraph" style:parent-style-name="OOoList_20_1_5f_TextBody" style:master-page-name="">
      <style:paragraph-properties fo:margin-top="0cm" fo:margin-bottom="0.109cm" style:contextual-spacing="false" style:page-number="auto"/>
    </style:style>
    <style:style style:name="P41" style:family="paragraph" style:parent-style-name="OOoSubtitle">
      <style:text-properties officeooo:paragraph-rsid="0048639f"/>
    </style:style>
    <style:style style:name="P42" style:family="paragraph" style:parent-style-name="OOoFigure">
      <style:paragraph-properties fo:text-align="end" style:justify-single-word="false"/>
    </style:style>
    <style:style style:name="P43" style:family="paragraph" style:parent-style-name="OOoContents_20_1">
      <style:paragraph-properties>
        <style:tab-stops>
          <style:tab-stop style:position="17cm" style:type="right" style:leader-style="dotted" style:leader-text="."/>
        </style:tab-stops>
      </style:paragraph-properties>
    </style:style>
    <style:style style:name="P44" style:family="paragraph" style:parent-style-name="OOoContents_20_2">
      <style:paragraph-properties>
        <style:tab-stops>
          <style:tab-stop style:position="16.501cm" style:type="right" style:leader-style="dotted" style:leader-text="."/>
        </style:tab-stops>
      </style:paragraph-properties>
    </style:style>
    <style:style style:name="P45" style:family="paragraph" style:parent-style-name="OOoNum_20_123_20_Start" style:list-style-name="OOoNum_20_123">
      <style:text-properties officeooo:paragraph-rsid="005efa95"/>
    </style:style>
    <style:style style:name="P46" style:family="paragraph" style:parent-style-name="OOoNum_20_123_20_Start" style:list-style-name="OOoNum_20_123">
      <style:text-properties officeooo:paragraph-rsid="005fc37c"/>
    </style:style>
    <style:style style:name="P47" style:family="paragraph" style:parent-style-name="OOoNum_20_123_20_Start">
      <style:text-properties officeooo:paragraph-rsid="00396eba"/>
    </style:style>
    <style:style style:name="P48" style:family="paragraph" style:parent-style-name="OOoNum_20_123_20_Start" style:list-style-name="OOoNum_20_123" style:master-page-name="">
      <style:paragraph-properties style:page-number="auto" fo:keep-with-next="always"/>
    </style:style>
    <style:style style:name="P49" style:family="paragraph" style:parent-style-name="OOoList_20_1_20_Start">
      <style:text-properties officeooo:rsid="00285776" officeooo:paragraph-rsid="00285776"/>
    </style:style>
    <style:style style:name="P50" style:family="paragraph" style:parent-style-name="OOoList_20_1_20_Start" style:master-page-name="">
      <style:paragraph-properties style:page-number="auto" fo:keep-with-next="always"/>
    </style:style>
    <style:style style:name="P51" style:family="paragraph" style:parent-style-name="OOoList_20_1_20_Cont.">
      <style:text-properties officeooo:rsid="00285776" officeooo:paragraph-rsid="00285776"/>
    </style:style>
    <style:style style:name="P52" style:family="paragraph" style:parent-style-name="OOoHeading_20_1" style:master-page-name="">
      <style:paragraph-properties style:page-number="auto"/>
    </style:style>
    <style:style style:name="P53" style:family="paragraph" style:parent-style-name="OOoHeading_20_1" style:master-page-name="">
      <style:paragraph-properties style:page-number="auto" fo:keep-with-next="auto"/>
    </style:style>
    <style:style style:name="P54" style:family="paragraph" style:parent-style-name="OOoHeading_20_1" style:master-page-name="OOoPageStyle">
      <style:paragraph-properties style:page-number="auto" fo:break-before="auto" fo:break-after="auto"/>
    </style:style>
    <style:style style:name="P55" style:family="paragraph" style:parent-style-name="OOoList_20_1_20_End">
      <style:text-properties officeooo:rsid="00285776" officeooo:paragraph-rsid="00285776"/>
    </style:style>
    <style:style style:name="P56" style:family="paragraph" style:parent-style-name="OOoNum_20_123_20_End">
      <style:text-properties officeooo:rsid="002c25ab" officeooo:paragraph-rsid="002c25ab"/>
    </style:style>
    <style:style style:name="P57" style:family="paragraph" style:parent-style-name="OOoNum_20_123_20_End" style:list-style-name="OOoNum_20_123"/>
    <style:style style:name="P58" style:family="paragraph" style:parent-style-name="OOoNum_20_123_20_End" style:list-style-name="OOoNum_20_123">
      <style:text-properties officeooo:paragraph-rsid="00476146"/>
    </style:style>
    <style:style style:name="P59" style:family="paragraph" style:parent-style-name="OOoNum_20_123_20_End" style:list-style-name="OOoNum_20_123">
      <style:text-properties officeooo:paragraph-rsid="00618181"/>
    </style:style>
    <style:style style:name="P60" style:family="paragraph" style:parent-style-name="OOoHeading_20_2">
      <style:text-properties officeooo:paragraph-rsid="0048639f"/>
    </style:style>
    <style:style style:name="P61" style:family="paragraph" style:parent-style-name="OOoHeading_20_2" style:master-page-name="">
      <style:paragraph-properties fo:margin-top="0.289cm" fo:margin-bottom="0.21cm" style:contextual-spacing="false" style:page-number="auto"/>
    </style:style>
    <style:style style:name="P62" style:family="paragraph" style:parent-style-name="OOoHeading_20_2">
      <style:paragraph-properties fo:margin-top="0.289cm" fo:margin-bottom="0.21cm" style:contextual-spacing="false"/>
    </style:style>
    <style:style style:name="P63" style:family="paragraph" style:parent-style-name="OOoHeading_20_2" style:master-page-name="">
      <style:paragraph-properties style:page-number="auto" fo:keep-with-next="auto"/>
    </style:style>
    <style:style style:name="P64" style:family="paragraph" style:parent-style-name="OOoHeading_20_2" style:master-page-name="">
      <style:paragraph-properties style:page-number="auto" fo:keep-with-next="always"/>
    </style:style>
    <style:style style:name="P65" style:family="paragraph" style:parent-style-name="OOoNum_20_123_20_Cont.">
      <style:text-properties officeooo:paragraph-rsid="004a5e9e"/>
    </style:style>
    <style:style style:name="P66" style:family="paragraph" style:parent-style-name="OOoNum_20_123_20_Cont." style:list-style-name="OOoNum_20_123"/>
    <style:style style:name="P67" style:family="paragraph" style:parent-style-name="OOoNum_20_123_20_Cont." style:list-style-name="OOoNum_20_123">
      <style:text-properties officeooo:paragraph-rsid="005153e9"/>
    </style:style>
    <style:style style:name="P68" style:family="paragraph" style:parent-style-name="OOoNum_20_123_20_Cont." style:list-style-name="OOoNum_20_123">
      <style:text-properties officeooo:paragraph-rsid="00476146"/>
    </style:style>
    <style:style style:name="P69" style:family="paragraph" style:parent-style-name="OOoNum_20_123_20_Cont." style:list-style-name="OOoNum_20_123">
      <style:text-properties officeooo:paragraph-rsid="0032cb9f"/>
    </style:style>
    <style:style style:name="P70" style:family="paragraph" style:parent-style-name="OOoNum_20_123_20_Cont." style:list-style-name="OOoNum_20_123">
      <style:text-properties fo:font-weight="normal" style:font-weight-asian="normal" style:font-weight-complex="normal"/>
    </style:style>
    <style:style style:name="P71" style:family="paragraph" style:parent-style-name="OOoNewChapter" style:master-page-name="OOoFirstPage">
      <style:paragraph-properties style:page-number="auto"/>
    </style:style>
    <style:style style:name="P72"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en" fo:country="GB"/>
    </style:style>
    <style:style style:name="T6" style:family="text">
      <style:text-properties officeooo:rsid="005d8039"/>
    </style:style>
    <style:style style:name="T7" style:family="text">
      <style:text-properties officeooo:rsid="005fc37c"/>
    </style:style>
    <style:style style:name="T8" style:family="text">
      <style:text-properties officeooo:rsid="007ac899"/>
    </style:style>
    <style:style style:name="T9" style:family="text">
      <style:text-properties officeooo:rsid="007b52c6"/>
    </style:style>
    <style:style style:name="T10" style:family="text">
      <style:text-properties officeooo:rsid="007c9803"/>
    </style:style>
    <style:style style:name="T11" style:family="text">
      <style:text-properties officeooo:rsid="007f5d3a"/>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OOoFrame">
      <style:graphic-properties style:vertical-pos="middle" style:vertical-rel="baseline" style:horizontal-pos="from-left" style:horizontal-rel="paragraph" style:shadow="none" draw:shadow-opacity="100%">
        <style:columns fo:column-count="1" fo:column-gap="0cm"/>
      </style:graphic-properties>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4" draw:name="graphics3" text:anchor-type="paragraph" svg:x="1.062cm" svg:y="1.164cm" svg:width="13.284cm" svg:height="3.378cm" draw:z-index="2"><draw:image xlink:href="Pictures/10000201000007D0000001FDE3A2A0C3.png" xlink:type="simple" xlink:show="embed" xlink:actuate="onLoad"/></draw:frame></text:p>
      <text:p text:style-name="OOoGuideName">Začínáme s programem LibreOffice<text:hidden-paragraph text:condition="ooow:MD!=0"/></text:p>
      <text:p text:style-name="OOoHeading_20_0">Kapitola <text:span text:style-name="OOoChapterNumber">3 <text:s/></text:span><text:line-break/>Používáme styly a šablony</text:p>
      <text:p text:style-name="P41">Použití konzistentního formátování v dokumentech</text:p>
      <text:p text:style-name="OOoTextBody"/>
      <text:p text:style-name="OOoPageBreak"/>
      <text:section text:style-name="Sect1" text:name="Section1" text:condition="ooow:MD !=0" text:display="condition">
        <text:h text:style-name="OOoHeading_20_1" text:outline-level="1"><text:bookmark-start text:name="__RefHeading__165505_780470623"/>Autorská práva<text:bookmark-end text:name="__RefHeading__165505_780470623"/></text:h>
        <text:p text:style-name="OOoTextBody">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6">http://creativecommons.org/licenses/by/4.0/</text:span></text:a>) verze 4.0 nebo novější.</text:p>
        <text:p text:style-name="OOoTextBody">Všechny ochranné známky uvedené v této příručce patří jejich vlastníkům.</text:p>
        <text:h text:style-name="OOoHeading_20_2" text:outline-level="2"><text:bookmark-start text:name="__RefHeading__2570_424592115"/>Přispěvatelé<text:bookmark-end text:name="__RefHeading__2570_424592115"/></text:h>
        <text:p text:style-name="P9">John A Smith <text:tab/>Jean Hollis Weber<text:tab/>Hazel Russman<text:line-break/>Martin Saffron<text:tab/>Ron Faile Jr.<text:tab/>Bruce Byfield</text:p>
        <text:h text:style-name="OOoHeading_20_2" text:outline-level="2"><text:bookmark-start text:name="__RefHeading__2572_424592115"/>Zpětná vazba<text:bookmark-end text:name="__RefHeading__2572_424592115"/></text:h>
        <text:p text:style-name="P20">Připomínky a náměty k tomuto dokumentu posílejte v angličtině do e-mailové konference dokumentačního týmu na adresu: <text:a xlink:type="simple" xlink:href="mailto:documentation@global.libreoffice.org"><text:span text:style-name="T5">documentation@global.libreoffice.org</text:span></text:a></text:p>
        <text:p text:style-name="P19"><text:span text:style-name="OOoStrongEmphasis">Poznámka:</text:span> Všechno, co do e-mailové konference pošlete, včetně e-mailové adresy a dalších osobních informací uvedených ve zprávě, bude veřejně viditelné bez možnosti smazání.</text:p>
        <text:h text:style-name="P60" text:outline-level="2"><text:bookmark-start text:name="__RefHeading__2574_424592115"/>Poděkování<text:bookmark-end text:name="__RefHeading__2574_424592115"/></text:h>
        <text:p text:style-name="P17">Tato kapitola byla vytvořena úpravami a aktualizacemi kapitoly 3 knihy <text:span text:style-name="OOoEmphasis">Getting Started with OpenOffice.org 3.3</text:span>. Do původní kapitoly přispěli:</text:p>
        <text:p text:style-name="P8">Jean Hollis Weber<text:tab/>Michele Zarri<text:tab/>Agnes Belzunce<text:line-break/>Daniel Carrera<text:tab/>Peter Hillier-Brook<text:tab/>Peter Kupfer<text:line-break/>Gary Schnabl<text:tab/>Janet Swisher</text:p>
        <text:h text:style-name="OOoHeading_20_2" text:outline-level="2"><text:bookmark-start text:name="__RefHeading__2576_424592115"/>Datum vydání a verze programu<text:bookmark-end text:name="__RefHeading__2576_424592115"/></text:h>
        <text:p text:style-name="OOoTextBody">Anglický originál byl vydán 2. dubna 2014. Kapitola je určena pro LibreOffice 4.2.</text:p>
        <text:h text:style-name="OOoHeading_20_1" text:outline-level="1"><text:bookmark-start text:name="__RefHeading__9845_1016283994"/>Poznámka pro uživatele systému Mac<text:bookmark-end text:name="__RefHeading__9845_1016283994"/></text:h>
        <text:p text:style-name="OOoTextBody">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OOoTableHeader">Windows nebo Linux</text:p>
            </table:table-cell>
            <table:table-cell table:style-name="Table6.A1" office:value-type="string">
              <text:p text:style-name="OOoTableHeader">Ekvivalent pro Mac</text:p>
            </table:table-cell>
            <table:table-cell table:style-name="Table6.A1" office:value-type="string">
              <text:p text:style-name="OOoTableHeader">Význam</text:p>
            </table:table-cell>
          </table:table-row>
          <table:table-row table:style-name="Table6.1">
            <table:table-cell table:style-name="Table6.A2" office:value-type="string">
              <text:p text:style-name="OOoTableText"><text:span text:style-name="OOoMenuPath">Nástroje &gt; Možnosti</text:span> výběr v nabídce</text:p>
            </table:table-cell>
            <table:table-cell table:style-name="Table6.A2" office:value-type="string">
              <text:p text:style-name="OOoTableText"><text:span text:style-name="OOoMenuPath">LibreOffice &gt; Předvolby</text:span></text:p>
            </table:table-cell>
            <table:table-cell table:style-name="Table6.A2" office:value-type="string">
              <text:p text:style-name="OOoTableText">Otevře nastavení s možnostmi</text:p>
            </table:table-cell>
          </table:table-row>
          <table:table-row table:style-name="Table6.1">
            <table:table-cell table:style-name="Table6.A2" office:value-type="string">
              <text:p text:style-name="OOoTableText"><text:span text:style-name="OOoKeystroke">Klepnutí pravým tlačítkem</text:span></text:p>
            </table:table-cell>
            <table:table-cell table:style-name="Table6.A2" office:value-type="string">
              <text:p text:style-name="OOoTableText"><text:span text:style-name="OOoKeystroke">Control+klepnutí</text:span> a/nebo <text:span text:style-name="OOoKeystroke">klepnutí pravým tlačítkem</text:span> v závislosti na operačním systému počítače</text:p>
            </table:table-cell>
            <table:table-cell table:style-name="Table6.A2" office:value-type="string">
              <text:p text:style-name="OOoTableText">Otevře místní nabídku</text:p>
            </table:table-cell>
          </table:table-row>
          <table:table-row table:style-name="Table6.1">
            <table:table-cell table:style-name="Table6.A2" office:value-type="string">
              <text:p text:style-name="OOoTableText"><text:span text:style-name="OOoKeystroke">Ctrl (Control)</text:span></text:p>
            </table:table-cell>
            <table:table-cell table:style-name="Table6.A2" office:value-type="string">
              <text:p text:style-name="P12"><text:span text:style-name="OOoKeystroke">⌘ (Command)</text:span></text:p>
            </table:table-cell>
            <table:table-cell table:style-name="Table6.A2" office:value-type="string">
              <text:p text:style-name="OOoTableText">Používá se i s jinými klávesami</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P12"><text:span text:style-name="OOoKeystroke">Shift</text:span>+<text:span text:style-name="LOKeystroke">⌘</text:span>+<text:span text:style-name="OOoKeystroke">F5</text:span></text:p>
            </table:table-cell>
            <table:table-cell table:style-name="Table6.A2" office:value-type="string">
              <text:p text:style-name="OOoTableText">Otevře Navigátor</text:p>
            </table:table-cell>
          </table:table-row>
          <table:table-row table:style-name="Table6.1">
            <table:table-cell table:style-name="Table6.A2" office:value-type="string">
              <text:p text:style-name="OOoTableText"><text:span text:style-name="OOoKeystroke">F11</text:span></text:p>
            </table:table-cell>
            <table:table-cell table:style-name="Table6.A2" office:value-type="string">
              <text:p text:style-name="P12"><text:span text:style-name="OOoKeystroke">⌘+T</text:span></text:p>
            </table:table-cell>
            <table:table-cell table:style-name="Table6.A2" office:value-type="string">
              <text:p text:style-name="OOoTableText">Otevře okno Styly a formátování</text:p>
            </table:table-cell>
          </table:table-row>
        </table:table>
        <text:p text:style-name="P72">Obsah</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165505_780470623" text:style-name="Internet_20_link" text:visited-style-name="Internet_20_link">Autorská práva<text:tab/>2</text:a></text:p>
            <text:p text:style-name="P44"><text:a xlink:type="simple" xlink:href="#__RefHeading__2570_424592115" text:style-name="Internet_20_link" text:visited-style-name="Internet_20_link">Přispěvatelé<text:tab/>2</text:a></text:p>
            <text:p text:style-name="P44"><text:a xlink:type="simple" xlink:href="#__RefHeading__2572_424592115" text:style-name="Internet_20_link" text:visited-style-name="Internet_20_link">Zpětná vazba<text:tab/>2</text:a></text:p>
            <text:p text:style-name="P44"><text:a xlink:type="simple" xlink:href="#__RefHeading__2574_424592115" text:style-name="Internet_20_link" text:visited-style-name="Internet_20_link">Poděkování<text:tab/>2</text:a></text:p>
            <text:p text:style-name="P44"><text:a xlink:type="simple" xlink:href="#__RefHeading__2576_424592115" text:style-name="Internet_20_link" text:visited-style-name="Internet_20_link">Datum vydání a verze programu<text:tab/>2</text:a></text:p>
            <text:p text:style-name="P43"><text:a xlink:type="simple" xlink:href="#__RefHeading__9845_1016283994" text:style-name="Internet_20_link" text:visited-style-name="Internet_20_link">Poznámka pro uživatele systému Mac<text:tab/>2</text:a></text:p>
            <text:p text:style-name="P43"><text:a xlink:type="simple" xlink:href="#__RefHeading__165507_780470623" text:style-name="Internet_20_link" text:visited-style-name="Internet_20_link">Co je šablona?<text:tab/>5</text:a></text:p>
            <text:p text:style-name="P43"><text:a xlink:type="simple" xlink:href="#__RefHeading__165509_78047062311111" text:style-name="Internet_20_link" text:visited-style-name="Internet_20_link">Co jsou styly?<text:tab/>5</text:a></text:p>
            <text:p text:style-name="P43"><text:a xlink:type="simple" xlink:href="#__RefHeading__165511_780470623" text:style-name="Internet_20_link" text:visited-style-name="Internet_20_link">Použití stylů<text:tab/>6</text:a></text:p>
            <text:p text:style-name="P44"><text:a xlink:type="simple" xlink:href="#__RefHeading__165513_780470623" text:style-name="Internet_20_link" text:visited-style-name="Internet_20_link">Použití okna Styly a formátování<text:tab/>6</text:a></text:p>
            <text:p text:style-name="P44"><text:a xlink:type="simple" xlink:href="#__RefHeading__165515_780470623" text:style-name="Internet_20_link" text:visited-style-name="Internet_20_link">Používání režimu vyplňování formátu<text:tab/>7</text:a></text:p>
            <text:p text:style-name="P44"><text:a xlink:type="simple" xlink:href="#__RefHeading__165517_780470623" text:style-name="Internet_20_link" text:visited-style-name="Internet_20_link">Používání seznamu Použít styl<text:tab/>7</text:a></text:p>
            <text:p text:style-name="P44"><text:a xlink:type="simple" xlink:href="#__RefHeading__165519_780470623" text:style-name="Internet_20_link" text:visited-style-name="Internet_20_link">Používání klávesových zkratek<text:tab/>8</text:a></text:p>
            <text:p text:style-name="P43"><text:a xlink:type="simple" xlink:href="#__RefHeading__165521_780470623" text:style-name="Internet_20_link" text:visited-style-name="Internet_20_link">Úprava stylů<text:tab/>8</text:a></text:p>
            <text:p text:style-name="P44"><text:a xlink:type="simple" xlink:href="#__RefHeading__165523_780470623" text:style-name="Internet_20_link" text:visited-style-name="Internet_20_link">Změna stylu pomocí dialogového okna Styl<text:tab/>9</text:a></text:p>
            <text:p text:style-name="P44"><text:a xlink:type="simple" xlink:href="#__RefHeading__165525_780470623" text:style-name="Internet_20_link" text:visited-style-name="Internet_20_link">Aktualizace stylu z výběru<text:tab/>9</text:a></text:p>
            <text:p text:style-name="P44"><text:a xlink:type="simple" xlink:href="#__RefHeading__165527_780470623" text:style-name="Internet_20_link" text:visited-style-name="Internet_20_link">Automatická aktualizace<text:tab/>9</text:a></text:p>
            <text:p text:style-name="P44"><text:a xlink:type="simple" xlink:href="#__RefHeading__165529_780470623" text:style-name="Internet_20_link" text:visited-style-name="Internet_20_link">Aktualizace stylů z dokumentu nebo šablony<text:tab/>9</text:a></text:p>
            <text:p text:style-name="P43"><text:a xlink:type="simple" xlink:href="#__RefHeading__165531_780470623" text:style-name="Internet_20_link" text:visited-style-name="Internet_20_link">Vytvoření nových (vlastních) stylů<text:tab/>10</text:a></text:p>
            <text:p text:style-name="P44"><text:a xlink:type="simple" xlink:href="#__RefHeading__165533_780470623" text:style-name="Internet_20_link" text:visited-style-name="Internet_20_link">Vytvoření nového stylu pomocí dialogového okna Styl<text:tab/>10</text:a></text:p>
            <text:p text:style-name="P44"><text:a xlink:type="simple" xlink:href="#__RefHeading__165535_780470623" text:style-name="Internet_20_link" text:visited-style-name="Internet_20_link">Vytvoření nového stylu z výběru<text:tab/>10</text:a></text:p>
            <text:p text:style-name="P44"><text:a xlink:type="simple" xlink:href="#__RefHeading__165537_780470623" text:style-name="Internet_20_link" text:visited-style-name="Internet_20_link">Vytvoření stylu přetažením<text:tab/>10</text:a></text:p>
            <text:p text:style-name="P43"><text:a xlink:type="simple" xlink:href="#__RefHeading__6250_424592115" text:style-name="Internet_20_link" text:visited-style-name="Internet_20_link">Kopírování stylů ze šablony nebo dokumentu<text:tab/>11</text:a></text:p>
            <text:p text:style-name="P43"><text:a xlink:type="simple" xlink:href="#__RefHeading__165543_780470623" text:style-name="Internet_20_link" text:visited-style-name="Internet_20_link">Mazání stylů<text:tab/>12</text:a></text:p>
            <text:p text:style-name="P43"><text:a xlink:type="simple" xlink:href="#__RefHeading__165545_780470623" text:style-name="Internet_20_link" text:visited-style-name="Internet_20_link">Použití šablony pro vytvoření dokumentu<text:tab/>12</text:a></text:p>
            <text:p text:style-name="P43"><text:a xlink:type="simple" xlink:href="#__RefHeading__165547_780470623" text:style-name="Internet_20_link" text:visited-style-name="Internet_20_link">Vytvoření šablony<text:tab/>13</text:a></text:p>
            <text:p text:style-name="P44"><text:a xlink:type="simple" xlink:href="#__RefHeading__165549_780470623" text:style-name="Internet_20_link" text:visited-style-name="Internet_20_link">Vytvoření šablony z dokumentu<text:tab/>13</text:a></text:p>
            <text:p text:style-name="P44"><text:a xlink:type="simple" xlink:href="#__RefHeading__165551_780470623" text:style-name="Internet_20_link" text:visited-style-name="Internet_20_link">Vytváření šablony pomocí průvodce<text:tab/>13</text:a></text:p>
            <text:p text:style-name="P43"><text:a xlink:type="simple" xlink:href="#__RefHeading__165553_780470623" text:style-name="Internet_20_link" text:visited-style-name="Internet_20_link">Úprava šablony<text:tab/>14</text:a></text:p>
            <text:p text:style-name="P44"><text:a xlink:type="simple" xlink:href="#__RefHeading__39375263" text:style-name="Internet_20_link" text:visited-style-name="Internet_20_link">Aktualizace dokumentu ze změněné šablony<text:tab/>15</text:a></text:p>
            <text:p text:style-name="P43"><text:a xlink:type="simple" xlink:href="#__RefHeading__40102586" text:style-name="Internet_20_link" text:visited-style-name="Internet_20_link">Přidávání šablon získaných z jiných zdrojů<text:tab/>15</text:a></text:p>
            <text:p text:style-name="P44"><text:a xlink:type="simple" xlink:href="#__RefHeading__77599_886442828" text:style-name="Internet_20_link" text:visited-style-name="Internet_20_link">Instalace jednotlivých šablon<text:tab/>15</text:a></text:p>
            <text:p text:style-name="P44"><text:a xlink:type="simple" xlink:href="#__RefHeading__77601_886442828" text:style-name="Internet_20_link" text:visited-style-name="Internet_20_link">Instalace více šablon<text:tab/>16</text:a></text:p>
            <text:p text:style-name="P43"><text:a xlink:type="simple" xlink:href="#__RefHeading__7025_1080284074" text:style-name="Internet_20_link" text:visited-style-name="Internet_20_link">Nastavení výchozí šablony<text:tab/>16</text:a></text:p>
            <text:p text:style-name="P44"><text:a xlink:type="simple" xlink:href="#__RefHeading__165557_780470623" text:style-name="Internet_20_link" text:visited-style-name="Internet_20_link">Nastavení vlastní šablony jako výchozí<text:tab/>16</text:a></text:p>
            <text:p text:style-name="P44"><text:a xlink:type="simple" xlink:href="#__RefHeading__165559_780470623" text:style-name="Internet_20_link" text:visited-style-name="Internet_20_link">Obnovení výchozí šablony<text:tab/>16</text:a></text:p>
            <text:p text:style-name="P43"><text:a xlink:type="simple" xlink:href="#__RefHeading__165561_780470623" text:style-name="Internet_20_link" text:visited-style-name="Internet_20_link">Propojení dokumentu s jinou šablonou<text:tab/>17</text:a></text:p>
            <text:p text:style-name="P43"><text:a xlink:type="simple" xlink:href="#__RefHeading__165563_780470623" text:style-name="Internet_20_link" text:visited-style-name="Internet_20_link">Správa šablon<text:tab/>17</text:a></text:p>
            <text:p text:style-name="P44"><text:a xlink:type="simple" xlink:href="#__RefHeading__27761_1681342437" text:style-name="Internet_20_link" text:visited-style-name="Internet_20_link">Vytvoření složky pro šablony<text:tab/>17</text:a></text:p>
            <text:p text:style-name="P44"><text:soft-page-break/><text:a xlink:type="simple" xlink:href="#__RefHeading__27763_1681342437" text:style-name="Internet_20_link" text:visited-style-name="Internet_20_link">Smazání složky pro šablony<text:tab/>18</text:a></text:p>
            <text:p text:style-name="P44"><text:a xlink:type="simple" xlink:href="#__RefHeading__27765_1681342437" text:style-name="Internet_20_link" text:visited-style-name="Internet_20_link">Přesun šablony<text:tab/>18</text:a></text:p>
            <text:p text:style-name="P44"><text:a xlink:type="simple" xlink:href="#__RefHeading__165571_780470623" text:style-name="Internet_20_link" text:visited-style-name="Internet_20_link">Smazání šablony<text:tab/>18</text:a></text:p>
            <text:p text:style-name="P44"><text:a xlink:type="simple" xlink:href="#__RefHeading__165573_780470623" text:style-name="Internet_20_link" text:visited-style-name="Internet_20_link">Importování šablony<text:tab/>18</text:a></text:p>
            <text:p text:style-name="P44"><text:a xlink:type="simple" xlink:href="#__RefHeading__165575_780470623" text:style-name="Internet_20_link" text:visited-style-name="Internet_20_link">Exportování šablony<text:tab/>19</text:a></text:p>
            <text:p text:style-name="P43"><text:a xlink:type="simple" xlink:href="#__RefHeading__165577_780470623" text:style-name="Internet_20_link" text:visited-style-name="Internet_20_link">Příklady použití stylů<text:tab/>19</text:a></text:p>
            <text:p text:style-name="P44"><text:a xlink:type="simple" xlink:href="#__RefHeading__165579_780470623" text:style-name="Internet_20_link" text:visited-style-name="Internet_20_link">Definování odlišené první stránky dokumenty<text:tab/>19</text:a></text:p>
            <text:p text:style-name="P44"><text:a xlink:type="simple" xlink:href="#__RefHeading__165581_780470623" text:style-name="Internet_20_link" text:visited-style-name="Internet_20_link">Rozdělení dokumentu na kapitoly<text:tab/>19</text:a></text:p>
            <text:p text:style-name="P44"><text:a xlink:type="simple" xlink:href="#__RefHeading__165583_780470623" text:style-name="Internet_20_link" text:visited-style-name="Internet_20_link">Změna orientace stránky v dokumentu<text:tab/>20</text:a></text:p>
            <text:p text:style-name="P44"><text:a xlink:type="simple" xlink:href="#__RefHeading__165585_780470623" text:style-name="Internet_20_link" text:visited-style-name="Internet_20_link">Zobrazení rozdíleného záhlaví na pravých a levých stránkách<text:tab/>20</text:a></text:p>
            <text:p text:style-name="P44"><text:a xlink:type="simple" xlink:href="#__RefHeading__165587_780470623" text:style-name="Internet_20_link" text:visited-style-name="Internet_20_link">Nastavení automatického zalomení stránek<text:tab/>20</text:a></text:p>
            <text:p text:style-name="P44"><text:a xlink:type="simple" xlink:href="#__RefHeading__165589_780470623" text:style-name="Internet_20_link" text:visited-style-name="Internet_20_link">Automatické vytvoření obsahu<text:tab/>20</text:a></text:p>
            <text:p text:style-name="P44"><text:a xlink:type="simple" xlink:href="#__RefHeading__165591_780470623" text:style-name="Internet_20_link" text:visited-style-name="Internet_20_link">Definování posloupnosti stylů odstavce<text:tab/>20</text:a></text:p>
          </text:index-body>
        </text:table-of-content>
        <text:p text:style-name="OOoTextBody"/>
      </text:section>
      <text:h text:style-name="P54" text:outline-level="1"><text:bookmark-start text:name="__RefHeading__165507_780470623"/>Co je šablona?<text:bookmark-end text:name="__RefHeading__165507_780470623"/></text:h>
      <text:p text:style-name="OOoTextBody"><text:alphabetical-index-mark text:string-value="popis" text:key1="šablona"/><text:span text:style-name="OO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OOoTextBody">Šablony mohou obsahovat cokoliv, co obsahuje běžný dokument: text, obrázky, sadu stylů a informace o uživatelském nastavení, jako jsou měrné jednotky, jazyk, výchozí tiskárna a přizpůsobení nástrojových lišt a nabídek.</text:p>
      <text:p text:style-name="OOoText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6</text:reference-ref>.</text:p>
      <text:h text:style-name="OOo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OOoTextBody"><text:span text:style-name="OOoEmphasis">Styl</text:span> je sada formátů, kterou je možné použít na vybrané stránky, text, rámce a jiné prvky v dokumentu, když chceme rychle změnit jejich vzhled. Použití stylu často znamená, že použijeme celou sadu formátování najednou.</text:p>
      <text:p text:style-name="OOoTextBody">Mnoho lidí formátuje odstavce, slova, tabulky, rozvržení stránky a další části svého dokumentu ručně bez použití stylů. Vytvářejí tak dokumenty pomocí <text:span text:style-name="OOoEmphasis">fyzických</text:span> vlastností. Nastavují ručně například rodinu písma, velikost písma a přímé formátování jako tučné písmo nebo kurzívu.</text:p>
      <text:p text:style-name="P16">Styly jsou <text:span text:style-name="OO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OOoEmphasis">je</text:span>.</text:p>
      <text:p text:style-name="P16">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OOoText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4"><text:reference-ref text:reference-format="text" text:ref-name="Examples of style use">Příklady použití stylů</text:reference-ref></text:span>“ na straně <text:span text:style-name="T4"><text:reference-ref text:reference-format="page" text:ref-name="Examples of style use">19</text:reference-ref></text:span>.</text:p>
      <text:p text:style-name="OOoTextBody_5f_ListIntro">LibreOffice podporuje následující typy stylů:</text:p>
      <text:list xml:id="list6351961398953984114" text:style-name="OOoBullets_20_1">
        <text:list-item>
          <text:p text:style-name="OOoList_20_1_20_Start"><text:span text:style-name="OOoEmphasis">Styly stránky</text:span> včetně okrajů, záhlaví a zápatí, ohraničení a pozadí. V programu Calc určují styly stránky také pořadí tisku listů.</text:p>
        </text:list-item>
        <text:list-item>
          <text:p text:style-name="OOoList_20_1_20_Cont."><text:span text:style-name="OOoEmphasis">Styly odstavce</text:span> určují všechny aspekty vzhledu odstavce jako zarovnání textu, tabulátory, řádkování a ohraničení, mohou také zahrnovat formátování znaků.</text:p>
        </text:list-item>
        <text:list-item>
          <text:p text:style-name="OOoList_20_1_20_Cont."><text:span text:style-name="OOoEmphasis">Znakové styly</text:span> ovlivňují vlastnosti textu vybraného v odstavci jako například písmo a velikost nebo to, zda bude formátován jako tučné a kurzíva.</text:p>
        </text:list-item>
        <text:list-item>
          <text:p text:style-name="OOoList_20_1_20_Cont."><text:span text:style-name="OOoEmphasis">Styly rámce</text:span> se používají k formátování obrázků a textových rámců, zahrnují typ obtékání textu, ohraničení, pozadí a sloupce.</text:p>
        </text:list-item>
        <text:list-item>
          <text:p text:style-name="OOoList_20_1_20_Cont."><text:span text:style-name="OOoEmphasis">Styly seznamu</text:span> umožňují vybrat, formátovat a umístit do seznamu číslování nebo odrážky.</text:p>
        </text:list-item>
        <text:list-item>
          <text:p text:style-name="OOoList_20_1_20_Cont."><text:span text:style-name="OOoEmphasis">Styly buňky</text:span> zahrnují písmo, zarovnání, ohraničení, pozadí, číselný formát (například měna, datum, číslo) a ochranu buňky.</text:p>
        </text:list-item>
        <text:list-item>
          <text:p text:style-name="OOoList_20_1_20_Cont."><text:soft-page-break/><text:span text:style-name="OOoEmphasis">Styly obrázku</text:span> v kresbách a prezentacích zahrnují čáru, oblast, stínování, průhlednost, písmo, spojnice, kótování a další vlastnosti.</text:p>
        </text:list-item>
        <text:list-item>
          <text:p text:style-name="OOoList_20_1_20_End"><text:span text:style-name="OOoEmphasis">Styly prezentace</text:span> zahrnují vlastnosti pro písmo, odsazení, rozestupy, zarovnání a tabulátory.</text:p>
        </text:list-item>
      </text:list>
      <text:p text:style-name="OOoTextBody">V jednotlivých součástech LibreOffice jsou k dispozici různé styly, jak ukazuje tabulka <text:sequence-ref text:reference-format="category-and-value" text:ref-name="refTable0">1</text:sequence-ref>.</text:p>
      <text:p text:style-name="OOoTextBody">LibreOffice obsahuje mnoho předdefinovaných stylů. Tyto styly můžeme beze změny použít, upravit je nebo vytvořit nové styly podle postupů uvedených v této kapitole.</text:p>
      <text:p text:style-name="OOoTabl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OOoTableHeader">Typ stylu</text:p>
            </table:table-cell>
            <table:table-cell table:style-name="Table3.A1" office:value-type="string">
              <text:p text:style-name="P34">Writer</text:p>
            </table:table-cell>
            <table:table-cell table:style-name="Table3.A1" office:value-type="string">
              <text:p text:style-name="P34">Calc</text:p>
            </table:table-cell>
            <table:table-cell table:style-name="Table3.A1" office:value-type="string">
              <text:p text:style-name="P34">Draw</text:p>
            </table:table-cell>
            <table:table-cell table:style-name="Table3.A1" office:value-type="string">
              <text:p text:style-name="P34">Impress</text:p>
            </table:table-cell>
          </table:table-row>
        </table:table-header-rows>
        <table:table-row>
          <table:table-cell table:style-name="Table3.A2" office:value-type="string">
            <text:p text:style-name="OOoTableText">Stránka</text:p>
          </table:table-cell>
          <table:table-cell table:style-name="Table3.A2" office:value-type="string">
            <text:p text:style-name="P13">X</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Odstavec</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Znak</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Rámec</text:p>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Číslování</text:p>
          </table:table-cell>
          <table:table-cell table:style-name="Table3.A2" office:value-type="string">
            <text:p text:style-name="P13">X</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
          </table:table-cell>
        </table:table-row>
        <table:table-row>
          <table:table-cell table:style-name="Table3.A3" office:value-type="string">
            <text:p text:style-name="OOoTableText">Buňka</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
          </table:table-cell>
          <table:table-cell table:style-name="Table3.A3" office:value-type="string">
            <text:p text:style-name="P13"/>
          </table:table-cell>
        </table:table-row>
        <table:table-row>
          <table:table-cell table:style-name="Table3.A2" office:value-type="string">
            <text:p text:style-name="OOoTableText">Prezentace</text:p>
          </table:table-cell>
          <table:table-cell table:style-name="Table3.A2" office:value-type="string">
            <text:p text:style-name="P13"/>
          </table:table-cell>
          <table:table-cell table:style-name="Table3.A2" office:value-type="string">
            <text:p text:style-name="P13"/>
          </table:table-cell>
          <table:table-cell table:style-name="Table3.A2" office:value-type="string">
            <text:p text:style-name="P13">X</text:p>
          </table:table-cell>
          <table:table-cell table:style-name="Table3.A2" office:value-type="string">
            <text:p text:style-name="P13">X</text:p>
          </table:table-cell>
        </table:table-row>
        <table:table-row>
          <table:table-cell table:style-name="Table3.A3" office:value-type="string">
            <text:p text:style-name="OOoTableText">Obrázky</text:p>
          </table:table-cell>
          <table:table-cell table:style-name="Table3.A3" office:value-type="string">
            <text:p text:style-name="P13">(zahrnuto ve stylech rámce)</text:p>
          </table:table-cell>
          <table:table-cell table:style-name="Table3.A3" office:value-type="string">
            <text:p text:style-name="P13"/>
          </table:table-cell>
          <table:table-cell table:style-name="Table3.A3" office:value-type="string">
            <text:p text:style-name="P13">X</text:p>
          </table:table-cell>
          <table:table-cell table:style-name="Table3.A3" office:value-type="string">
            <text:p text:style-name="P13">X</text:p>
          </table:table-cell>
        </table:table-row>
      </table:table>
      <text:h text:style-name="P52" text:outline-level="1"><text:bookmark-start text:name="__RefHeading__165511_780470623"/>Použití stylů<text:bookmark-end text:name="__RefHeading__165511_780470623"/></text:h>
      <text:p text:style-name="OOoTextBody_5f_ListIntro">LibreOffice poskytuje několik způsobů jak vybrat styly, které se mají použít:</text:p>
      <text:list xml:id="list39225175" text:style-name="OOoBullets_20_1">
        <text:list-item text:start-value="1">
          <text:p text:style-name="P49">Okno Styly a formátování</text:p>
        </text:list-item>
        <text:list-item>
          <text:p text:style-name="P51">Režim vyplňování formátu</text:p>
        </text:list-item>
        <text:list-item>
          <text:p text:style-name="P51">Seznam Použít styl</text:p>
        </text:list-item>
      </text:list>
      <text:list xml:id="list194012310026106" text:continue-list="list6351961398953984114" text:style-name="OOoBullets_20_1">
        <text:list-item>
          <text:p text:style-name="P55">Klávesové zkratky</text:p>
        </text:list-item>
      </text:list>
      <text:h text:style-name="OOoHeading_20_2" text:outline-level="2"><text:bookmark-start text:name="__RefHeading__165513_780470623"/>Použití <text:alphabetical-index-mark text:string-value="Okno Styly a formátování"/>okna Styly a formátování<text:bookmark-end text:name="__RefHeading__165513_780470623"/></text:h>
      <text:p text:style-name="OOoTextBody_5f_ListIntro">Okno Styly a formátování nabízí nejvíce nástrojů pro práci se styly. Chceme-li pomocí něho používat styly:</text:p>
      <text:list xml:id="list1331989343831377371" text:style-name="OOoNum_20_123">
        <text:list-item text:start-value="1">
          <text:p text:style-name="P45">Klepneme na tlačítko <text:span text:style-name="OOoMenuPath">Styly a formátování</text:span>, které se nachází na levé straně nástrojové lišty Formátování, můžeme také zvolit <text:span text:style-name="OOoMenuPath">Formát &gt; Styly a formátování</text:span>, stisknout <text:span text:style-name="OOoKeystroke">F11</text:span> (v systému Mac <text:span text:style-name="OOoKeystroke">⌘+T)</text:span> nebo klepnout na záložku Styly a formátování v postranní liště (kterou otevřeme volbou <text:span text:style-name="OOoMenuPath">Zobrazit &gt; Postranní lišta</text:span>).</text:p>
        </text:list-item>
      </text:list>
      <text:p text:style-name="P40">Okno Styly a formátování zobrazuje typy stylů dostupné pro místo, na němž se právě nachází kurzor myši. <text:sequence-ref text:reference-format="category-and-value" text:ref-name="refFigure0">Obrázek 1</text:sequence-ref> ukazuje toto okno v programu Writer, zobrazeny jsou styly odstavce. Toto okno můžeme přesunout na vhodné místo na obrazovce nebo ho ukotvit k nějakému okraji (podržíme klávesu <text:span text:style-name="OOoKeystroke">Ctrl</text:span> a přetáhneme okno za lištu s názvem okna na místo, kde má být ukotveno).</text:p>
      <text:list xml:id="list194011127771079" text:continue-numbering="true" text:style-name="OOoNum_20_123">
        <text:list-item>
          <text:p text:style-name="OOoNum_20_123_20_Cont.">Vybereme-li v levé horní části okna Styly a formátování jedno z tlačítek, zobrazíme seznam stylů pro danou kategorii.</text:p>
        </text:list-item>
        <text:list-item>
          <text:p text:style-name="OOoNum_20_123_20_End">Abychom stávající styl použili, umístíme kurzor do požadovaného odstavce, rámce, stránky nebo slova a poklepeme na název stylu v seznamu stylů. Pokud chceme použít znakový styl na více než jedno slovo, nejprve vybereme požadované znaky.</text:p>
        </text:list-item>
      </text:list>
      <table:table table:name="Table17" table:style-name="Table17">
        <table:table-column table:style-name="Table17.A"/>
        <table:table-column table:style-name="Table17.B"/>
        <text:soft-page-break/>
        <table:table-row>
          <table:table-cell table:style-name="Table17.A1" office:value-type="string">
            <text:p text:style-name="OOoTip_2f_Note_2f_Caution">Tip</text:p>
          </table:table-cell>
          <table:table-cell table:style-name="Table17.B1" office:value-type="string">
            <text:p text:style-name="OOoTableText">V dolní části okna Styly a formátování se nachází rozbalovací seznam. Na <text:sequence-ref text:reference-format="category-and-value" text:ref-name="refFigure0">obrázku 1</text:sequence-ref> je zvoleno <text:span text:style-name="OOoKeystroke">Automaticky</text:span>, což znamená, že seznam obsahuje jen sadu běžných stylů vybranou podle dokumentu. Můžeme také zobrazit všechny styly nebo jiné skupiny stylů, například pouze vlastní styly.</text:p>
          </table:table-cell>
        </table:table-row>
      </table:table>
      <text:p text:style-name="OOoFigure"><draw:frame draw:style-name="fr1" draw:name="Frame1" text:anchor-type="as-char" svg:width="15.877cm" draw:z-index="9"><draw:text-box fo:min-height="6.581cm"><text:p text:style-name="OOoFigureCaption"><draw:frame draw:style-name="fr5" draw:name="graphics4" text:anchor-type="as-char" svg:width="15.877cm" svg:height="5.995cm" draw:z-index="10"><draw:image xlink:href="Pictures/10000000000002BA0000010EC8DF9D65.png" xlink:type="simple" xlink:show="embed" xlink:actuate="onLoad"/></draw:frame></text:p><text:p text:style-name="OOoFigureCaption">Obrázek <text:sequence text:ref-name="refFigure0" text:name="Figure" text:formula="ooow:Figure+1" style:num-format="1">1</text:sequence>: Okno Styly a formátování v programu Writer se zobrazenými styly odstavce</text:p></draw:text-box></draw:frame></text:p>
      <text:h text:style-name="OOoHeading_20_2" text:outline-level="2"><text:bookmark-start text:name="__RefHeading__165515_780470623"/>Používání režimu vyplňování formátu<text:bookmark-end text:name="__RefHeading__165515_780470623"/></text:h>
      <text:p text:style-name="OOoTextBody_5f_ListIntro"><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OOoNum_20_123">
        <text:list-item text:start-value="1">
          <text:p text:style-name="OOoNum_20_123_20_Start">Otevřeme okno Styly a formátování a vybereme styl, který chceme použít.</text:p>
        </text:list-item>
        <text:list-item>
          <text:p text:style-name="OOoNum_20_123_20_Cont.">Vybereme tlačítko <text:span text:style-name="OOoMenuPath">Režim vyplňování formátu</text:span>.</text:p>
        </text:list-item>
        <text:list-item>
          <text:p text:style-name="P65">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P65">Opakujeme krok 3, dokud nebudou mít daný styl všechny prvky, na které jsme ho chtěli použít.</text:p>
        </text:list-item>
        <text:list-item>
          <text:p text:style-name="OOoNum_20_123_20_End">Chceme-li režim vyplňování formátu opustit, klepneme znovu na tlačítko <text:span text:style-name="OOoMenuPath">Režim vyplňování formátu</text:span> nebo stiskneme klávesu <text:span text:style-name="OOoKeystroke">Esc</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Upozornění</text:p>
            <text:p text:style-name="OOoTip_2f_Note_2f_Caution"><draw:frame draw:style-name="fr6" draw:name="graphics13" text:anchor-type="as-char" svg:y="-0.669cm" svg:width="1.094cm" svg:height="1.011cm" draw:z-index="11"><draw:image xlink:href="Pictures/10000201000000500000004A5CA4FE42.png" xlink:type="simple" xlink:show="embed" xlink:actuate="onLoad"/></draw:frame></text:p>
          </table:table-cell>
          <table:table-cell table:style-name="Table7.B1" office:value-type="string">
            <text:p text:style-name="OOoTableText">Pokud je tento režim aktivní, klepnutí pravým tlačítkem kamkoliv do dokumentu vrátí zpět poslední akci v režimu vyplňování formátu. Je proto třeba dávat pozor, abychom náhodou neklepli pravým tlačítkem a tím nevrátili akci, kterou chceme provést.</text:p>
          </table:table-cell>
        </table:table-row>
      </table:table>
      <text:h text:style-name="OOo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P7">Jakmile v dokumentu použijeme aspoň jednou určitý styl, jeho název se objeví v seznamu Použít styl, který se nachází v levé části nástrojové lišty Formátování, vedle tlačítka Styly a formátování.</text:p>
      <text:p text:style-name="OOoTextBody">Tento seznam můžeme otevřít a klepnout na styl, který chceme použít, nebo můžeme seznam procházet pomocí šipek a stisknutím klávesy <text:span text:style-name="OOoKeystroke">Enter</text:span> zvýrazněný styl použít.</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2">Pokud vybereme na konci seznamu položku <text:span text:style-name="OOoMenuPath">Více</text:span>, otevře se okno Styly a formátování.</text:p>
          </table:table-cell>
        </table:table-row>
      </table:table>
      <text:p text:style-name="OOoFigure"><text:soft-page-break/><draw:frame draw:style-name="fr1" draw:name="Frame2" text:anchor-type="as-char" svg:width="5.32cm" draw:z-index="19"><draw:text-box fo:min-height="8.931cm"><text:p text:style-name="P25"><draw:frame draw:style-name="fr5" draw:name="Image9" text:anchor-type="as-char" svg:width="5.32cm" style:rel-width="100%" svg:height="8.931cm" style:rel-height="scale" draw:z-index="20"><draw:image xlink:href="Pictures/10000201000000EC0000018D9331FF81.png" xlink:type="simple" xlink:show="embed" xlink:actuate="onLoad"/></draw:frame></text:p><text:p text:style-name="P25">Obrázek <text:sequence text:ref-name="refFigure1" text:name="Figure" text:formula="ooow:Figure+1" style:num-format="1">2</text:sequence>: Seznam Použít styl na nástrojové liště Formátování</text:p></draw:text-box></draw:frame></text:p>
      <text:h text:style-name="OOoHeading_20_2" text:outline-level="2"><text:bookmark-start text:name="__RefHeading__165519_780470623"/>Používání klávesových zkratek<text:bookmark-end text:name="__RefHeading__165519_780470623"/></text:h>
      <text:p text:style-name="OOoTextBody">Pro použití určitých stylů jsou předdefinovány klávesové zkratky. Například v programu Writer stisknutím <text:span text:style-name="OOoKeystroke">Ctrl+0</text:span> použijeme styl <text:span text:style-name="OOoEmphasis">Tělo textu</text:span>, stisknutím <text:span text:style-name="OOoKeystroke">Ctrl+1</text:span> styl <text:span text:style-name="OOoEmphasis">Nadpis 1</text:span> a stisknutím <text:span text:style-name="OOoKeystroke">Ctrl+2</text:span> styl <text:span text:style-name="OOoEmphasis">Nadpis 2</text:span>. Tyto zkratky je možné změnit a také vytvořit vlastní, jak je popsáno v kapitole 14 Přizpůsobení balíku LibreOffice.</text:p>
      <table:table table:name="Table11" table:style-name="Table11">
        <table:table-column table:style-name="Table11.A"/>
        <table:table-column table:style-name="Table11.B"/>
        <table:table-row table:style-name="Table11.1">
          <table:table-cell table:style-name="Table11.A1" office:value-type="string">
            <text:p text:style-name="OOoTip_2f_Note_2f_Caution">Upozornění</text:p>
            <text:p text:style-name="OOoTip_2f_Note_2f_Caution"><draw:frame draw:style-name="fr6" draw:name="graphics15"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OOoTableText">Ruční formátování (také nazývané <text:span text:style-name="OOoEmphasis">přímé formátování</text:span>) má přednost před styly a není možné ho použitím stylu odstranit.</text:p>
            <text:p text:style-name="OOoTableText">Chceme-li ruční formátování odstranit, vybereme text, klepneme pravým tlačítkem a zvolíme z místní nabídky <text:span text:style-name="OOoMenuPath">Vymazat přímé formátování</text:span> nebo po výběru textu stiskneme <text:span text:style-name="OOoKeystroke">Ctrl+M</text:span>.</text:p>
          </table:table-cell>
        </table:table-row>
      </table:table>
      <text:h text:style-name="OOoHeading_20_1" text:outline-level="1"><text:bookmark-start text:name="__RefHeading__165521_780470623"/><text:alphabetical-index-mark text:string-value="úprava" text:key1="styly"/>Úprava stylů<text:bookmark-end text:name="__RefHeading__165521_780470623"/></text:h>
      <text:p text:style-name="OOoTextBody_5f_ListIntro">LibreOffice obsahuje předdefinované styly, ale umožňuje také vytvořit vlastní styly. Oba druhy stylů můžeme několika způsoby změnit:</text:p>
      <text:list xml:id="list194011112089567" text:continue-list="list39225175" text:style-name="OOoBullets_20_1">
        <text:list-item text:start-value="1">
          <text:p text:style-name="OOoList_20_1_20_Start">Změna stylu pomocí dialogového okna Styl</text:p>
        </text:list-item>
        <text:list-item>
          <text:p text:style-name="OOoList_20_1_20_Cont.">Aktualizace stylu z výběru</text:p>
        </text:list-item>
        <text:list-item>
          <text:p text:style-name="OOoList_20_1_20_Cont.">Použití automatické aktualizace (pouze styly odstavce a rámce)</text:p>
        </text:list-item>
        <text:list-item>
          <text:p text:style-name="OOoList_20_1_20_End">Načtení nebo zkopírování stylů z jiného dokumentu nebo šablony</text:p>
        </text:list-item>
      </text:list>
      <table:table table:name="Table12" table:style-name="Table12">
        <table:table-column table:style-name="Table12.A"/>
        <table:table-column table:style-name="Table12.B"/>
        <table:table-row>
          <table:table-cell table:style-name="Table12.A1" office:value-type="string">
            <text:p text:style-name="OOoTip_2f_Note_2f_Caution">Poznámka</text:p>
          </table:table-cell>
          <table:table-cell table:style-name="Table12.B1" office:value-type="string">
            <text:p text:style-name="OOoTableText">Jakékoliv změny, které u stylu provedeme, se projeví pouze v aktuálním dokumentu. Pokud chceme změnit styly ve více dokumentech, je nutné změnit šablonu nebo zkopírovat styly z jiného dokumentu, jak je popsáno na stránce <text:bookmark-ref text:reference-format="page" text:ref-name="__RefHeading__165529_780470623">9</text:bookmark-ref>.</text:p>
          </table:table-cell>
        </table:table-row>
      </table:table>
      <text:h text:style-name="OOoHeading_20_2" text:outline-level="2"><text:bookmark-start text:name="__RefHeading__165523_780470623"/><text:soft-page-break/><text:alphabetical-index-mark text:string-value="změna pomocí dialogového okna Styl" text:key1="styly"/>Změna stylu pomocí dialogového okna Styl<text:bookmark-end text:name="__RefHeading__165523_780470623"/></text:h>
      <text:p text:style-name="P4">Existující styl můžeme změnit pomocí <text:alphabetical-index-mark text:string-value="dialogové okno Styl"/>dialogového okna Styl. V okně Styly a formátování klepneme pravým tlačítkem na požadovaný styl a z místní nabídky vybereme <text:span text:style-name="OOoMenuPath">Upravit</text:span>.</text:p>
      <text:p text:style-name="OOoTextBody">Vzhled dialogového okna Styl bude záviset na tom, jaký typ stylu jsme vybrali. Dialogové okno každého stylu má několik karet. Podrobnosti se nachází v kapitolách o stylech v uživatelských příručkách příslušných programů.</text:p>
      <text:h text:style-name="OOoHeading_20_2" text:outline-level="2"><text:bookmark-start text:name="__RefHeading__165525_780470623"/><text:alphabetical-index-mark text:string-value="aktualizace z výběru" text:key1="styly"/>Aktualizace stylu z výběru<text:bookmark-end text:name="__RefHeading__165525_780470623"/></text:h>
      <text:p text:style-name="OOoTextBody_5f_ListIntro">Pokud chceme aktualizovat styl z výběru:</text:p>
      <text:list xml:id="list39222117" text:style-name="OOoNum_20_123">
        <text:list-item text:start-value="1">
          <text:p text:style-name="OOoNum_20_123_20_Start">Otevřeme okno Styly a formátování.</text:p>
        </text:list-item>
        <text:list-item>
          <text:p text:style-name="OOoNum_20_123_20_Cont.">V dokumentu vybereme položku, jejíž formát chceme použít jako styl.</text:p>
        </text:list-item>
      </text:list>
      <table:table table:name="Table8" table:style-name="Table8">
        <table:table-column table:style-name="Table8.A"/>
        <table:table-column table:style-name="Table8.B"/>
        <table:table-row>
          <table:table-cell table:style-name="Table8.A1" office:value-type="string">
            <text:p text:style-name="OOoTip_2f_Note_2f_Caution">Upozornění</text:p>
            <text:p text:style-name="OOoTip_2f_Note_2f_Caution"><draw:frame draw:style-name="fr6" draw:name="graphics14" text:anchor-type="as-char" svg:y="-0.669cm" svg:width="1.094cm" svg:height="1.011cm" draw:z-index="1"><draw:image xlink:href="Pictures/10000201000000500000004A5CA4FE42.png" xlink:type="simple" xlink:show="embed" xlink:actuate="onLoad"/></draw:frame></text:p>
          </table:table-cell>
          <table:table-cell table:style-name="Table8.B1" office:value-type="string">
            <text:p text:style-name="P14">Při aktualizaci stylu odstavce zkontrolujeme, zda má vybraný odstavec jedinečné vlastnosti. Pokud obsahuje více velikostí nebo stylů písma, tyto vlastnosti zůstanou stejné jako před aktualizací.</text:p>
          </table:table-cell>
        </table:table-row>
      </table:table>
      <text:list xml:id="list194011159839540" text:continue-numbering="true" text:style-name="OOoNum_20_123">
        <text:list-item>
          <text:p text:style-name="OOoNum_20_123_20_End">V okně Styly a formátování vybereme styl, který chceme aktualizovat, poté klepneme na šipku u ikony <text:span text:style-name="OOoMenuPath">Nový styl z výběru</text:span> a klepneme na <text:span text:style-name="OOoMenuPath">Aktualizovat styl</text:span>.</text:p>
        </text:list-item>
      </text:list>
      <text:p text:style-name="OOoFigure"><draw:frame draw:style-name="fr1" draw:name="Frame3" text:anchor-type="as-char" svg:width="11cm" draw:z-index="3"><draw:text-box fo:min-height="6.63cm"><text:p text:style-name="P26"><draw:frame draw:style-name="fr5" draw:name="Image3" text:anchor-type="as-char" svg:width="11cm" style:rel-width="100%" svg:height="6.63cm" style:rel-height="scale" draw:z-index="4"><draw:image xlink:href="Pictures/10000000000001F10000012C3E44E391.png" xlink:type="simple" xlink:show="embed" xlink:actuate="onLoad"/></draw:frame></text:p><text:p text:style-name="P26">Obrázek <text:sequence text:ref-name="refFigure2" text:name="Figure" text:formula="ooow:Figure+1" style:num-format="1">3</text:sequence>: Aktualizace stylu z výběru</text:p></draw:text-box></draw:frame></text:p>
      <text:h text:style-name="OOo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OOoTextBody">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able:table table:name="Table14" table:style-name="Table14">
        <table:table-column table:style-name="Table14.A"/>
        <table:table-column table:style-name="Table14.B"/>
        <table:table-row>
          <table:table-cell table:style-name="Table14.A1" office:value-type="string">
            <text:p text:style-name="OOoTip_2f_Note_2f_Caution">Tip</text:p>
          </table:table-cell>
          <table:table-cell table:style-name="Table14.B1" office:value-type="string">
            <text:p text:style-name="OOoTableText">V případě, že v dokumentu vlastnosti stylů překrýváme přímým formátováním, je třeba se ujistit, že je automatická aktualizace <text:span text:style-name="OOoStrongEmphasis">vypnutá</text:span>.</text:p>
          </table:table-cell>
        </table:table-row>
      </table:table>
      <text:h text:style-name="OOoHeading_20_2" text:outline-level="2"><text:bookmark-start text:name="__RefHeading__165529_780470623"/>Aktualizace stylů z dokumentu nebo šablony<text:bookmark-end text:name="__RefHeading__165529_780470623"/></text:h>
      <text:p text:style-name="OOoTextBody">Styly je možné aktualizovat jejich kopírováním nebo načítáním ze šablony nebo z jiného dokumentu. Další informace se nachází v části „<text:bookmark-ref text:reference-format="text" text:ref-name="__RefHeading__6250_424592115">Kopírování stylů ze šablony nebo dokumentu</text:bookmark-ref>“ na stránce <text:bookmark-ref text:reference-format="page" text:ref-name="__RefHeading__6250_424592115">11</text:bookmark-ref>.</text:p>
      <text:h text:style-name="OOoHeading_20_1" text:outline-level="1"><text:bookmark-start text:name="__RefHeading__165531_780470623"/><text:soft-page-break/><text:alphabetical-index-mark text:string-value="vytvoření nového" text:key1="styly"/>Vytváření <text:alphabetical-index-mark text:string-value="vlastní" text:key1="styly"/>nových (vlastních) stylů<text:bookmark-end text:name="__RefHeading__165531_780470623"/></text:h>
      <text:p text:style-name="P38">Někdy je potřeba přidat nové styly. Toho dosáhneme buď pomocí dialogového okna Styly, nebo pomocí nástroje Nový styl z výběru.</text:p>
      <text:h text:style-name="P61"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OOoTextBody">Pokud chceme vytvořit nový styl pomocí <text:alphabetical-index-mark text:string-value="dialogové okno Styly"/>dialogového okna Styly, klepneme pravým tlačítkem do okna Styly a formátování a z místní nabídky vybereme <text:span text:style-name="OOoMenuPath">Nový</text:span>.</text:p>
      <text:p text:style-name="OOoTextBody">Chceme-li, aby byl nový styl propojený s existujícím stylem, nejprve tento styl vybereme a poté klepneme pravým tlačítkem a zvolíme <text:span text:style-name="OOoMenuPath">Nový</text:span>.</text:p>
      <text:p text:style-name="OOoText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OOoTextBody">Dialogová okna a volby pro vytváření nového styly jsou stejné pro úpravu existujících stylů. Podrobnosti se nachází v kapitolách o stylech v uživatelských příručkách příslušných programů.</text:p>
      <text:h text:style-name="P62" text:outline-level="2"><text:bookmark-start text:name="__RefHeading__165535_780470623"/><text:alphabetical-index-mark text:string-value="vytvoření z výběru" text:key1="styly"/>Vytvoření nového stylu z výběru<text:bookmark-end text:name="__RefHeading__165535_780470623"/></text:h>
      <text:p text:style-name="OOoTextBody_5f_ListIntro">Nový styl můžeme vytvořit zkopírováním stávajícího ručního formátování. Tento nový styl se použije pouze v dokumentu a neuloží se do šablony.</text:p>
      <text:list xml:id="list39210571" text:style-name="OOoNum_20_123">
        <text:list-item text:start-value="1">
          <text:p text:style-name="OOoNum_20_123_20_Start">Otevřeme okno Styly a formátování a zvolíme typ stylu, který chceme vytvořit.</text:p>
        </text:list-item>
        <text:list-item>
          <text:p text:style-name="OOoNum_20_123_20_Cont.">V dokumentu vybereme položku, kterou chceme uložit jako styl.</text:p>
        </text:list-item>
        <text:list-item>
          <text:p text:style-name="OOoNum_20_123_20_Cont.">V okně Styly a formátování klepneme na ikonu <text:span text:style-name="OOoMenuPath">Nový styl z výběru</text:span>.</text:p>
        </text:list-item>
        <text:list-item>
          <text:p text:style-name="OOoNum_20_123_20_End">V dialogovém okně Vytvořit styl zadáme název nového stylu. Seznam zobrazuje názvy stávajících vlastních stylů vybraného typu. Klepnutím na <text:span text:style-name="OOoMenuPath">OK</text:span> nový styl uložíme.</text:p>
        </text:list-item>
      </text:list>
      <text:p text:style-name="OOoFigure"><draw:frame draw:style-name="fr1" draw:name="Frame4" text:anchor-type="as-char" svg:width="5.66cm" draw:z-index="27"><draw:text-box fo:min-height="6.08cm"><text:p text:style-name="P27"><draw:frame draw:style-name="fr5" draw:name="Image6" text:anchor-type="as-char" svg:width="5.66cm" style:rel-width="100%" svg:height="6.08cm" style:rel-height="scale" draw:z-index="28"><draw:image xlink:href="Pictures/10000201000001120000012759173DBF.png" xlink:type="simple" xlink:show="embed" xlink:actuate="onLoad"/></draw:frame></text:p><text:p text:style-name="P27">Obrázek <text:sequence text:ref-name="refFigure3" text:name="Figure" text:formula="ooow:Figure+1" style:num-format="1">4</text:sequence>: Pojmenování nového stylu vytvořeného z výběru</text:p></draw:text-box></draw:frame></text:p>
      <text:h text:style-name="P63" text:outline-level="2"><text:bookmark-start text:name="__RefHeading__165537_780470623"/><text:alphabetical-index-mark text:string-value="vytvoření přetažením" text:key1="styly"/>Vytvoření stylu přetažením<text:bookmark-end text:name="__RefHeading__165537_780470623"/></text:h>
      <text:p text:style-name="P3">Nový styl můžeme vytvořit tím, že výběr přetáhneme do okna Styly a formátování. Na součásti LibreOffice závisí, jaký prvek se má přetahovat.</text:p>
      <text:p text:style-name="P36"><text:soft-page-break/>Writer</text:p>
      <text:p text:style-name="OOoDefinition">Vybereme nějaký text a přetáhneme ho do okna Styly a formátování. Pokud jsou aktivní styly odstavce, do seznamu se přidá nový styl odstavce. Pokud jsou aktivní znakové styly, do seznamu se přidá nový znakový styl.</text:p>
      <text:p text:style-name="OOoDefinitionTerm">Calc</text:p>
      <text:p text:style-name="OOoDefinition">Styl buňky vytvoříme tím, že přetáhneme vybrané buňky do okna Styly a formátování.</text:p>
      <text:p text:style-name="OOoDefinitionTerm">Draw/Impress</text:p>
      <text:p text:style-name="OOoDefinition">Styl obrázku vytvoříme tím, že přetáhneme vybrané kresby do okna Styly a formátování.</text:p>
      <text:h text:style-name="OOoHeading_20_1" text:outline-level="1"><text:bookmark-start text:name="__RefHeading__6250_424592115"/>Kopírování stylů ze šablony nebo dokumentu<text:bookmark-end text:name="__RefHeading__6250_424592115"/></text:h>
      <text:p text:style-name="OOoTextBody_5f_ListIntro">Styly můžeme do dokumentu zkopírovat načtením ze šablony nebo z jiného dokumentu.</text:p>
      <text:list xml:id="list39202931" text:style-name="OOoNum_20_123">
        <text:list-item text:start-value="1">
          <text:p text:style-name="OOoNum_20_123_20_Start">Otevřeme dokument, do kterého chceme styly zkopírovat.</text:p>
        </text:list-item>
        <text:list-item>
          <text:p text:style-name="OOoNum_20_123_20_Cont.">V okně Styly a formátování klepneme na šipku vedle ikony <text:span text:style-name="OOoMenuPath">Nový styl z výběru</text:span> a poté klepneme na <text:span text:style-name="OOoMenuPath">Načíst styly</text:span> (<text:sequence-ref text:reference-format="category-and-value" text:ref-name="refFigure2">obrázek 3</text:sequence-ref>).</text:p>
        </text:list-item>
        <text:list-item>
          <text:p text:style-name="P66">Vybereme kategorii stylů, které chceme zkopírovat. Pokud mají být styly v dokumentu nahrazeny kopírovanými styly se stejným názvem, vybereme <text:span text:style-name="OOoMenuPath">Přepsat</text:span>.</text:p>
        </text:list-item>
        <text:list-item>
          <text:p text:style-name="P66">V dialogovém okně Načíst styly (<text:sequence-ref text:reference-format="category-and-value" text:ref-name="refFigure4">obrázek 5</text:sequence-ref>) najdeme buď šablonu, nebo obyčejný dokument, ze kterého chceme soubory zkopírovat. Klepnutím na tlačítko <text:span text:style-name="OOoMenuPath">Ze souboru</text:span> otevřeme okno, ve kterém můžeme vybrat požadovaný dokument.</text:p>
        </text:list-item>
      </text:list>
      <text:p text:style-name="P42"><draw:frame draw:style-name="fr1" draw:name="Frame5" text:anchor-type="as-char" svg:width="15.679cm" draw:z-index="29"><draw:text-box fo:min-height="5.456cm"><text:p text:style-name="P28"><draw:frame draw:style-name="fr5" draw:name="Image10" text:anchor-type="as-char" svg:width="15.499cm" style:rel-width="100%" svg:height="4.671cm" style:rel-height="scale" draw:z-index="30"><draw:image xlink:href="Pictures/10000201000003740000010B71940CD1.png" xlink:type="simple" xlink:show="embed" xlink:actuate="onLoad"/></draw:frame></text:p><text:p text:style-name="P28">Obrázek <text:sequence text:ref-name="refFigure4" text:name="Figure" text:formula="ooow:Figure+1" style:num-format="1">5</text:sequence>: Kopírování stylů ze šablony do otevřeného dokumentu</text:p></draw:text-box></draw:frame></text:p>
      <text:list xml:id="list194010348928652" text:continue-numbering="true" text:style-name="OOoNum_20_123">
        <text:list-item>
          <text:p text:style-name="P56">V zaškrtávacích polích v dolní části dialogového okna vybereme typy stylů, které se mají zkopírovat.</text:p>
        </text:list-item>
        <text:list-item>
          <text:p text:style-name="P56">Vybereme <text:span text:style-name="OO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OOoNum_20_123_20_End">Styly zkopírujeme klepnutím na <text:span text:style-name="OOoMenuPath">OK</text:span>.</text:p>
        </text:list-item>
      </text:list>
      <table:table table:name="Table195" table:style-name="Table195">
        <table:table-column table:style-name="Table195.A"/>
        <table:table-column table:style-name="Table195.B"/>
        <table:table-row>
          <table:table-cell table:style-name="Table195.A1" office:value-type="string">
            <text:p text:style-name="OOoTip_2f_Note_2f_Caution">Upozornění</text:p>
            <text:p text:style-name="OOoTip_2f_Note_2f_Caution"><draw:frame draw:style-name="fr7" draw:name="graphics101" text:anchor-type="as-char" svg:y="-0.669cm" svg:width="1.094cm" svg:height="1.011cm" draw:z-index="31"><draw:image xlink:href="Pictures/10000201000000500000004A5CA4FE42.png" xlink:type="simple" xlink:show="embed" xlink:actuate="onLoad"/></draw:frame></text:p>
          </table:table-cell>
          <table:table-cell table:style-name="Table195.B1" office:value-type="string">
            <text:p text:style-name="OOoTableText">Pokud má dokument obsah a pokud byly použity vlastní styly pro nadpisy, úrovně nadpisů přiřazené k úrovním osnovy pomocí <text:span text:style-name="OOoMenuPath">Nástroje &gt; Číslování osnovy</text:span> budou při načtení stylů vráceny na výchozí hodnoty Nadpis 1, Nadpis 2 atd. V tom případě je bude potřeba změnit zpět na vlastní styly nadpisů.</text:p>
          </table:table-cell>
        </table:table-row>
      </table:table>
      <text:h text:style-name="OOoHeading_20_1" text:outline-level="1"><text:bookmark-start text:name="__RefHeading__165543_780470623"/><text:soft-page-break/><text:alphabetical-index-mark text:string-value="mazání" text:key1="styly"/>Mazání stylů<text:bookmark-end text:name="__RefHeading__165543_780470623"/></text:h>
      <text:p text:style-name="P3">Styly, které jsou v balíku LibreOffice předdefinovány, není možné odstranit (smazat) z dokumentu ani ze šablony, a to ani v případě, když se nepoužívají.</text:p>
      <text:p text:style-name="OOoTextBody">Odstranit je možné uživatelem definované (vlastní) styly, předtím bychom se ale měli ujistit, že se styly v aktuálním dokumentu nepoužívají. Pokud se styl používá, je potřeba ho nahradit jiným stylem.</text:p>
      <text:p text:style-name="P21">Pokud chceme nepotřebné styly smazat, v okně Styly a formátování je vybereme (při výběru více stylů podržíme <text:span text:style-name="OOoKeystroke">Ctrl</text:span>), poté klepneme pravým tlačítkem na vybraný styl a v místní nabídce vybereme <text:span text:style-name="OOoMenuPath">Smazat</text:span>.</text:p>
      <text:p text:style-name="OOoTextBody">Jestliže se styl nepoužívá, smaže se okamžitě a bez potvrzení. Pokud se styl používá, zobrazí se upozornění vyžadující potvrzení smazání.</text:p>
      <table:table table:name="Table20" table:style-name="Table20">
        <table:table-column table:style-name="Table20.A"/>
        <table:table-column table:style-name="Table20.B"/>
        <table:table-row>
          <table:table-cell table:style-name="Table20.A1" office:value-type="string">
            <text:p text:style-name="OOoTip_2f_Note_2f_Caution">Upozornění</text:p>
            <text:p text:style-name="OOoTip_2f_Note_2f_Caution"><draw:frame draw:style-name="fr6" draw:name="graphics18" text:anchor-type="as-char" svg:y="-0.669cm" svg:width="1.094cm" svg:height="1.011cm" draw:z-index="32"><draw:image xlink:href="Pictures/10000201000000500000004A5CA4FE42.png" xlink:type="simple" xlink:show="embed" xlink:actuate="onLoad"/></draw:frame></text:p>
          </table:table-cell>
          <table:table-cell table:style-name="Table20.B1" office:value-type="string">
            <text:p text:style-name="OOoTableText">Smažeme-li styl, který se používá, všechny objekty s tímto stylem získají opět výchozí styl.</text:p>
          </table:table-cell>
        </table:table-row>
      </table:table>
      <text:h text:style-name="OOo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p text:style-name="P11">Pokud chceme vytvořit dokument pomocí šablony:</text:p>
      <text:list xml:id="list39222128" text:style-name="OOoNum_20_123">
        <text:list-item>
          <text:p text:style-name="OOoNum_20_123_20_Start">Z hlavní nabídky zvolíme <text:span text:style-name="OOoMenuPath">Soubor &gt; Nový &gt; Šablony</text:span>. Otevře se dialogové okno Správce šablon.</text:p>
        </text:list-item>
        <text:list-item>
          <text:p text:style-name="P67">V horní části tohoto okna vybereme záložku s kategorií šablony, kterou chceme použít.</text:p>
        </text:list-item>
        <text:list-item>
          <text:p text:style-name="P66">Vybereme složku, která obsahuje šablonu, kterou chceme použít. Zobrazí se seznam všech šablon v této složce (jak je zobrazeno na <text:sequence-ref text:reference-format="category-and-value" text:ref-name="refFigure5">obrázku 6</text:sequence-ref>).</text:p>
        </text:list-item>
        <text:list-item>
          <text:p text:style-name="P68">Vybereme šablonu, kterou chceme použít. Pokud si přejeme zobrazit vlastnosti šablony, klepneme na tlačítko <text:span text:style-name="OOoMenuPath">Vlastnosti</text:span> nad seznamem šablon. Vlastnosti šablony se zobrazí v novém okně. Zavřeme ho tím, že klepneme na <text:span text:style-name="OOoMenuPath">Zavřít</text:span>.</text:p>
        </text:list-item>
        <text:list-item>
          <text:p text:style-name="P58">Vybereme požadovanou šablonu. Otevře se nový dokument založený na vybrané šabloně.</text:p>
        </text:list-item>
      </text:list>
      <text:p text:style-name="P18">Šablona, na které je dokument založen, je uvedena v <text:span text:style-name="OOoMenuPath">Soubor &gt; Vlastnosti &gt; Obecné</text:span>. Je s dokumentem propojena do té doby, než se změní a pokud zároveň při otevírání dokumentu zvolíme, že se dokument nemá kvůli změněné šabloně aktualizovat.</text:p>
      <text:p text:style-name="OOoFigure"><draw:frame draw:style-name="fr1" draw:name="Frame8" text:anchor-type="as-char" svg:width="14cm" draw:z-index="33"><draw:text-box fo:min-height="6.249cm"><text:p text:style-name="P29"><draw:frame draw:style-name="fr5" draw:name="Image11" text:anchor-type="as-char" svg:width="14cm" style:rel-width="100%" svg:height="6.249cm" style:rel-height="scale" draw:z-index="34"><draw:image xlink:href="Pictures/10000000000002FC00000156F9167F08.png" xlink:type="simple" xlink:show="embed" xlink:actuate="onLoad"/></draw:frame></text:p><text:p text:style-name="P29">Obrázek <text:sequence text:ref-name="refFigure5" text:name="Figure" text:formula="ooow:Figure+1" style:num-format="1">6</text:sequence>: Dialogové okno Správce šablon zobrazující vybranou šablonu</text:p></draw:text-box></draw:frame></text:p>
      <text:h text:style-name="OOoHeading_20_1" text:outline-level="1"><text:bookmark-start text:name="__RefHeading__165547_780470623"/><text:soft-page-break/><text:reference-mark-start text:name="Creating new templates"/>Vytvoření šablony<text:bookmark-end text:name="__RefHeading__165547_780470623"/><text:reference-mark-end text:name="Creating new templates"/></text:h>
      <text:p text:style-name="P4">Vlastní šablony je možné vytvářet dvěma způsoby: uložením dokumentu nebo pomocí průvodce.</text:p>
      <text:h text:style-name="OOoHeading_20_2" text:outline-level="2"><text:bookmark-start text:name="__RefHeading__165549_780470623"/><text:alphabetical-index-mark text:string-value="vytvoření z dokumentu" text:key1="šablona"/>Vytvoření šablony z dokumentu<text:bookmark-end text:name="__RefHeading__165549_780470623"/></text:h>
      <text:p text:style-name="OOoTextBody_5f_ListIntro">Pokud chceme vytvořit šablonu z dokumentu a uložit ji do složky Moje šablony:</text:p>
      <text:list xml:id="list1023135502" text:style-name="OOoNum_20_123">
        <text:list-item text:start-value="1">
          <text:p text:style-name="OOoNum_20_123_20_Start">Otevřeme nový nebo existující dokument toho typu, ze kterého chceme vytvořit šablonu (textový dokument, sešit, kresba nebo prezentace).</text:p>
        </text:list-item>
        <text:list-item>
          <text:p text:style-name="OOoNum_20_123_20_Cont.">Přidáme obsah, který se má objevit v každém dokumentu, který z nové šablony vytvoříme, například logo společnosti, copyright apod.</text:p>
        </text:list-item>
        <text:list-item>
          <text:p text:style-name="OOoNum_20_123_20_Cont.">Vytvoříme nebo upravíme styly, které chceme v nové šabloně používat.</text:p>
        </text:list-item>
        <text:list-item>
          <text:p text:style-name="P69">Z hlavní nabídky zvolíme <text:span text:style-name="OOoMenuPath">Soubor &gt; Šablony &gt; Uložit jako šablonu</text:span>. Otevře se dialogové okno Správce šablon (<text:span text:style-name="T8"><text:sequence-ref text:reference-format="category-and-value" text:ref-name="refFigure6">obrázek 7</text:sequence-ref></text:span>) , které zobrazí výchozí složky a všechny složky vytvořené uživatelem.</text:p>
        </text:list-item>
        <text:list-item>
          <text:p text:style-name="P66">Vybereme složku Moje šablony.</text:p>
        </text:list-item>
        <text:list-item>
          <text:p text:style-name="P66">Klepneme <text:span text:style-name="OOoMenuPath">Uložit</text:span>.</text:p>
        </text:list-item>
        <text:list-item>
          <text:p text:style-name="OOoNum_20_123_20_Cont.">V dialogovém okně, které se otevře, zadáme název nové šablony a klepneme na <text:span text:style-name="OOoMenuPath">Přijmout</text:span>.</text:p>
        </text:list-item>
        <text:list-item>
          <text:p text:style-name="OOoNum_20_123_20_End">Zavřeme okno Správce šablon.</text:p>
        </text:list-item>
      </text:list>
      <text:p text:style-name="OOoFigure"><draw:frame draw:style-name="fr2" draw:name="Frame11" text:anchor-type="as-char" svg:width="15.863cm" draw:z-index="5"><draw:text-box fo:min-height="5.935cm"><text:p text:style-name="OOoFigureCaption"><draw:frame draw:style-name="fr8" draw:name="Image1" text:anchor-type="as-char" svg:width="15.787cm" svg:height="5.191cm" draw:z-index="6"><draw:image xlink:href="Pictures/10000000000002FB000000FB296D0A1B.png" xlink:type="simple" xlink:show="embed" xlink:actuate="onLoad"/></draw:frame></text:p><text:p text:style-name="OOoFigureCaption">Obrázek <text:sequence text:ref-name="refFigure6" text:name="Figure" text:formula="ooow:Figure+1" style:num-format="1">7</text:sequence>: Dialogové okno Správce šablon zobrazující výchozí složky</text:p></draw:text-box></draw:frame></text:p>
      <text:p text:style-name="OOoTextBody">Kromě formátování mohou být v šabloně uložena jakákoliv nastavení, která lze v dokumentu přidat nebo změnit. Můžeme tak například uložit nastavení tiskárny nebo obecné vlastnosti nastavované v <text:span text:style-name="OOoMenuPath">Nástroje &gt; Možnosti</text:span>, jako například <text:span text:style-name="OOoMenuPath">Cesty</text:span> a <text:span text:style-name="OOoMenuPath">Barvy</text:span>.</text:p>
      <text:p text:style-name="OOoTextBody">Mohou také obsahovat předdefinovaný text, který pak nemusíme psát pokaždé při vytváření nového dokumentu. Šablona dopisu může například obsahovat jméno, adresu a oslovení.</text:p>
      <text:p text:style-name="OOoTextBody">Do šablony je možné uložit také přizpůsobení nabídek a nástrojových lišt; více informací se nachází v <text:span text:style-name="OOoEmphasis">kapitole 14 Přizpůsobení balíku LibreOffice</text:span>.</text:p>
      <text:h text:style-name="OOo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P4">Šablony dopisů, faxů, porad, prezentací a webových stránek je možné použít průvodce.</text:p>
      <text:p text:style-name="OOoTextBody_5f_ListIntro">Například Průvodce faxem nás provede následujícími volbami:</text:p>
      <text:list xml:id="list39211247" text:style-name="OOoBullets_20_1">
        <text:list-item text:start-value="1">
          <text:p text:style-name="P50">Typ faxu (firemní nebo osobní)</text:p>
        </text:list-item>
        <text:list-item>
          <text:p text:style-name="OOoList_20_1_20_Cont.">Položky dokumentu jako datum, předmět (firemní fax), oslovení a zdvořilostní zakončení</text:p>
        </text:list-item>
        <text:list-item>
          <text:p text:style-name="OOoList_20_1_20_Cont."><text:soft-page-break/>Informace o odesílateli a příjemci (firemní fax)</text:p>
        </text:list-item>
        <text:list-item>
          <text:p text:style-name="OOoList_20_1_20_End">Text, který se má zahrnout do zápatí (firemní fax)</text:p>
        </text:list-item>
      </text:list>
      <text:p text:style-name="OOoTextBody_5f_ListIntro">Chceme-li vytvořit šablonu pomocí průvodce:</text:p>
      <text:list xml:id="list39227843" text:style-name="OOoNum_20_123">
        <text:list-item text:start-value="1">
          <text:p text:style-name="OOoNum_20_123_20_Start">V hlavní nabídce zvolíme <text:span text:style-name="OOoMenuPath">Soubor &gt; Průvodci &gt; [požadovaný typ šablony]</text:span>.</text:p>
        </text:list-item>
      </text:list>
      <text:p text:style-name="OOoFigure"><text:span text:style-name="OOoStrongEmphasis"><text:span text:style-name="T3"><draw:frame draw:style-name="fr1" draw:name="Frame6" text:anchor-type="as-char" svg:width="10.299cm" draw:z-index="7"><draw:text-box fo:min-height="6.96cm"><text:p text:style-name="P30"><draw:frame draw:style-name="fr5" draw:name="Image4" text:anchor-type="as-char" svg:width="10.299cm" style:rel-width="100%" svg:height="6.96cm" style:rel-height="scale" draw:z-index="8"><draw:image xlink:href="Pictures/10000201000001CE00000139E94E4DCD.png" xlink:type="simple" xlink:show="embed" xlink:actuate="onLoad"/></draw:frame></text:p><text:p text:style-name="P30">Obrázek <text:sequence text:ref-name="refFigure7" text:name="Figure" text:formula="ooow:Figure+1" style:num-format="1">8</text:sequence>: Vytváření šablony pomocí průvodce</text:p></draw:text-box></draw:frame></text:span></text:span></text:p>
      <text:list xml:id="list194010552116868" text:continue-numbering="true" text:style-name="OOoNum_20_123">
        <text:list-item>
          <text:p text:style-name="P70">Postupujeme podle pokynů na stránkách průvodce. Postup je mírně odlišný pro každý typ šablony, ale struktura průvodce je vždy velmi podobná.</text:p>
        </text:list-item>
        <text:list-item>
          <text:p text:style-name="P66">V poslední části průvodce můžeme určit název šablony, který se bude zobrazovat ve správci šablon, a také název a umístění pro uložení šablony. Tyto názvy se mohou lišit, to ale může vést k nedorozumění. Výchozím umístěním je adresář šablon uživatele, v případě potřeby však můžeme zvolit jiné umístění.</text:p>
        </text:list-item>
        <text:list-item>
          <text:p text:style-name="P66">Pokud klepneme na tlačítko <text:span text:style-name="OOoStrongEmphasis"> </text:span><text:span text:style-name="OOoMenuPath">Cesta</text:span>, které umožňuje zadat název souboru a adresář, otevře se dialogové okno <text:span text:style-name="OOoMenuPath">Uložit jako</text:span>. Nastavením názvu souboru a klepnutím na <text:span text:style-name="OOoMenuPath">Uložit</text:span> okno zavřeme.</text:p>
        </text:list-item>
        <text:list-item>
          <text:p text:style-name="P57">Nakonec zvolíme, zda chceme okamžitě vytvořit ze šablony nový dokument, nebo šablonu ručně upravit, a klepneme na <text:span text:style-name="OOoMenuPath">Dokončit</text:span>. Šablonu vytvořenou pomocí průvodce můžeme využívat pro vytváření dokumentů stejně jako jakoukoliv jinou šablonu.</text:p>
        </text:list-item>
      </text:list>
      <text:p text:style-name="OOoTextBody">Aby se nové šablony objevily ve výpisech, bude možná nutné otevřít správce šablon a klepnout na <text:span text:style-name="OOoMenuPath">Obnovit</text:span> v nabídce <text:span text:style-name="OOoMenuPath">Akce</text:span>.</text:p>
      <text:h text:style-name="OOoHeading_20_1" text:outline-level="1"><text:bookmark-start text:name="__RefHeading__165553_780470623"/><text:alphabetical-index-mark text:string-value="úprava" text:key1="šablona"/>Úprava šablony<text:bookmark-end text:name="__RefHeading__165553_780470623"/></text:h>
      <text:p text:style-name="P4">Styly a obsah šablon je možné upravit a poté, je-li to potřeba, lze znovu použít styly šablony na dokument, který byl z této šablony vytvořen. Nelze znovu použít obsah.</text:p>
      <text:p text:style-name="OOoTextBody_5f_ListIntro">Chceme-li šablonu upravit:</text:p>
      <text:list xml:id="list39215412" text:style-name="OOoNum_20_123">
        <text:list-item text:start-value="1">
          <text:p text:style-name="P46">V hlavní nabídce zvolíme <text:span text:style-name="OOoMenuPath">Soubor &gt; Šablony &gt; Spravovat</text:span> nebo stiskneme <text:span text:style-name="OOoKeystroke">Ctrl+Shift+N</text:span>. Otevře se dialogové okno Správce šablon.</text:p>
        </text:list-item>
        <text:list-item>
          <text:p text:style-name="OOoNum_20_123_20_Cont.">Přejdeme na šablonu, kterou chceme upravit. Pokud na ni jednou klepneme, aktivují se ovládací prvky pro soubor (<text:sequence-ref text:reference-format="category-and-value" text:ref-name="refFigure5">obrázek 6</text:sequence-ref>). Klepneme na <text:span text:style-name="OOoMenuPath">Upravit</text:span>. Šablona se otevře v LibreOffice.</text:p>
        </text:list-item>
        <text:list-item>
          <text:p text:style-name="OOoNum_20_123_20_End">Upravíme šablonu, jako by se jednalo o jakýkoliv jiný dokument. Změny uložíme volbou z hlavní nabídky <text:span text:style-name="OOoMenuPath">Soubor &gt; Uložit </text:span>.</text:p>
        </text:list-item>
      </text:list>
      <text:h text:style-name="P64" text:outline-level="2"><text:bookmark-start text:name="__RefHeading__39375263"/><text:soft-page-break/>Aktualizace dokumentu ze změněné šablony<text:bookmark-end text:name="__RefHeading__39375263"/></text:h>
      <text:p text:style-name="P4">Pokud příště otevřeme dokument, který byl vytvořen ze změněné šablony, zobrazí zpráva s potvrzením.</text:p>
      <text:p text:style-name="OOoTextBody_5f_ListIntro">Chceme-li dokument aktualizovat:</text:p>
      <text:list xml:id="list194010758800175" text:continue-list="list194011127771079" text:style-name="OOoNum_20_123">
        <text:list-item text:start-value="1">
          <text:p text:style-name="OOoNum_20_123_20_Start">Klepnutím na <text:span text:style-name="OOoMenuPath">Aktualizovat styly</text:span><text:span text:style-name="OOoStrongEmphasis"> </text:span> použijeme styly ze změněné šablony na dokument.</text:p>
        </text:list-item>
        <text:list-item>
          <text:p text:style-name="OOoNum_20_123_20_End">Pokud nechceme v dokumentu styly ze změněné šablony použít, vybereme <text:span text:style-name="OOoMenuPath">Ponechat původní styly</text:span><text:span text:style-name="OOoStrongEmphasis"> </text:span>. (je však třeba vzít v úvahu níže uvedené upozornění).</text:p>
        </text:list-item>
      </text:list>
      <table:table table:name="Table4" table:style-name="Table4">
        <table:table-column table:style-name="Table4.A"/>
        <table:table-column table:style-name="Table4.B"/>
        <table:table-row>
          <table:table-cell table:style-name="Table4.A1" office:value-type="string">
            <text:p text:style-name="OOoTip_2f_Note_2f_Caution">Upozornění</text:p>
            <text:p text:style-name="OOoTip_2f_Note_2f_Caution"><draw:frame draw:style-name="fr6" draw:name="graphics10" text:anchor-type="as-char" svg:y="-0.669cm" svg:width="1.094cm" svg:height="1.011cm" draw:z-index="25"><draw:image xlink:href="Pictures/10000201000000500000004A5CA4FE42.png" xlink:type="simple" xlink:show="embed" xlink:actuate="onLoad"/></draw:frame></text:p>
          </table:table-cell>
          <table:table-cell table:style-name="Table4.B1" office:value-type="string">
            <text:p text:style-name="P23">Pokud zvolíme <text:span text:style-name="OOoMenuPath">Ponechat původní styly</text:span>, dokument už nebude se šablonou propojen, přestože se název šablony bude nadále zobrazovat v <text:span text:style-name="OOoMenuPath">Soubor &gt; Vlastnosti &gt; Obecné. </text:span>Ze šablony bude stále možné styly importovat ručně, ale budeme-li chtít dokument se šablonou znovu propojit, bude nutné jej zkopírovat do prázdného dokumentu založeného na požadované šabloně.</text:p>
          </table:table-cell>
        </table:table-row>
      </table:table>
      <text:h text:style-name="OOoHeading_20_1" text:outline-level="1"><text:bookmark-start text:name="__RefHeading__40102586"/>Přidávání šablon získaných z jiných zdrojů<text:bookmark-end text:name="__RefHeading__40102586"/></text:h>
      <text:p text:style-name="OOoTextBody">V LibreOffice jsou zdroje šablon označovány jako úložiště. Úložiště může být místní (adresář na počítači, do kterého jsme stáhli šablony) nebo vzdálené (adresa URL, ze které můžeme šablony stáhnout).</text:p>
      <text:p text:style-name="P21">Na oficiální úložiště šablon můžeme přejít pomocí tlačítka <text:span text:style-name="OOoMenuPath">Získejte další šablony pro LibreOffice</text:span>, které se nachází na pravé straně dialogového okna Správce šablon, jak ukazuje <text:sequence-ref text:reference-format="category-and-value" text:ref-name="refFigure8">obrázek 9</text:sequence-ref>, nebo tím, že do prohlížeče zadáme adresu <text:a xlink:type="simple" xlink:href="http://templates.libreoffice.org/template-center"><text:span text:style-name="T7">http://templates.libreoffice.org/template-center</text:span></text:a>.</text:p>
      <text:p text:style-name="OOoFigure"><draw:frame draw:style-name="fr1" draw:name="Frame10" text:anchor-type="as-char" svg:width="17cm" draw:z-index="23"><draw:text-box fo:min-height="3.357cm"><text:p text:style-name="P31"><draw:frame draw:style-name="fr5" draw:name="Image7" text:anchor-type="as-char" svg:width="17cm" style:rel-width="100%" svg:height="2.658cm" style:rel-height="scale" draw:z-index="24"><draw:image xlink:href="Pictures/10000000000003D90000009A9E66FE8A.png" xlink:type="simple" xlink:show="embed" xlink:actuate="onLoad"/></draw:frame></text:p><text:p text:style-name="P31">Obrázek <text:sequence text:ref-name="refFigure8" text:name="Figure" text:formula="ooow:Figure+1" style:num-format="1">9</text:sequence>: Získání více šablon pro LibreOffice</text:p></draw:text-box></draw:frame></text:p>
      <text:p text:style-name="P6">Jestliže jsme povolili experimentální vlastnosti v <text:span text:style-name="OOoMenuPath">Nástroje &gt; Možnosti &gt; Pokročilé</text:span>, ve Správci šablon se zobrazí tlačítko <text:span text:style-name="OOoMenuPath">Úložiště</text:span>, pomocí něhož můžeme přidat další úložiště šablon. Jedná se o experimentální vlastnost, proto nemusí fungovat spolehlivě.</text:p>
      <text:p text:style-name="P39">Na jiných webových stránkách lze nalézt sady šablon, které byly zabaleny do souborů rozšíření (<text:span text:style-name="OOoComputerCode">OXT)</text:span>. Takové šablony se instalují odlišně, jak je uvedeno dále.</text:p>
      <text:h text:style-name="OOoHeading_20_2" text:outline-level="2"><text:bookmark-start text:name="__RefHeading__77599_886442828"/>Instalace jednotlivých šablon<text:bookmark-end text:name="__RefHeading__77599_886442828"/></text:h>
      <text:p text:style-name="OOoTextBody_5f_ListIntro">Chceme-li nainstalovat jednotlivé šablony:</text:p>
      <text:list xml:id="list194012410479015" text:continue-list="list194010758800175" text:style-name="OOoNum_20_123">
        <text:list-item text:start-value="1">
          <text:p text:style-name="OOoNum_20_123_20_Start">Šablonu stáhneme a uložíme ji někam na počítač.</text:p>
        </text:list-item>
        <text:list-item>
          <text:p text:style-name="OOoNum_20_123_20_End">Šablonu importujeme do složky šablon podle pokynů uvedených v části „<text:bookmark-ref text:reference-format="text" text:ref-name="__RefHeading__165573_780470623">Importování šablony</text:bookmark-ref>“ na stránce <text:bookmark-ref text:reference-format="page" text:ref-name="__RefHeading__165573_780470623">18</text:bookmark-ref>.</text:p>
        </text:list-item>
      </text:list>
      <table:table table:name="Table18" table:style-name="Table18">
        <table:table-column table:style-name="Table18.A"/>
        <table:table-column table:style-name="Table18.B"/>
        <table:table-row>
          <table:table-cell table:style-name="Table18.A1" office:value-type="string">
            <text:p text:style-name="OOoTip_2f_Note_2f_Caution">Tip</text:p>
          </table:table-cell>
          <table:table-cell table:style-name="Table18.B1" office:value-type="string">
            <text:p text:style-name="OOoTableText">Nové šablony můžeme kopírovat do složek šablon také ručně. Umístění závisí na operačním systému počítače. Abychom ho zjistili, zvolíme <text:span text:style-name="OOoMenuPath">Nástroje &gt; Možnosti &gt; LibreOffice &gt; Cesty</text:span>.</text:p>
          </table:table-cell>
        </table:table-row>
      </table:table>
      <text:h text:style-name="OOoHeading_20_2" text:outline-level="2"><text:bookmark-start text:name="__RefHeading__77601_886442828"/><text:soft-page-break/>Instalace více šablon<text:bookmark-end text:name="__RefHeading__77601_886442828"/></text:h>
      <text:p text:style-name="OOoTextBody_5f_ListIntro">Správce rozšíření nabízí snadný způsob instalace sad šablon, které byly připraveny jako rozšíření. Postupujeme následovně:</text:p>
      <text:list xml:id="list39202193" text:style-name="OOoNum_20_123">
        <text:list-item text:start-value="1">
          <text:p text:style-name="P48">Stáhneme balík s rozšířením (soubor <text:span text:style-name="OOoComputerCode">OXT</text:span>) a uložíme ho někam na počítač.</text:p>
        </text:list-item>
        <text:list-item>
          <text:p text:style-name="OOoNum_20_123_20_Start">V LibreOffice vybereme v hlavní nabídce <text:span text:style-name="OOoMenuPath">Nástroje &gt; Správce rozšíření</text:span>. V dialogovém okně Správce rozšíření klepneme na <text:span text:style-name="OOoMenuPath">Přidat</text:span>, čímž otevřeme okno pro výběr souborů.</text:p>
        </text:list-item>
        <text:list-item>
          <text:p text:style-name="OOoNum_20_123_20_Cont.">Najdeme a vybereme balík se šablonami, který chceme nainstalovat, a klepneme na <text:span text:style-name="OOoMenuPath">Otevřít</text:span>. Balík se začne instalovat. Může se zobrazit výzva k souhlasu s licenčním ujednáním.</text:p>
        </text:list-item>
        <text:list-item>
          <text:p text:style-name="P59">Až bude instalace balíku dokončena, restartujeme LibreOffice. Šablony jsou dostupné pomocí <text:span text:style-name="OOoMenuPath">Soubor &gt; Šablony &gt; Spravovat</text:span> a <text:span text:style-name="OOoMenuPath">Soubor &gt; Nový &gt; Šablony</text:span>, rozšíření je uvedeno v seznamu ve správci rozšíření.</text:p>
        </text:list-item>
      </text:list>
      <text:p text:style-name="OOoTextBody">Více informací o správci rozšíření se nachází v <text:span text:style-name="OOoEmphasis">kapitole 14 Přizpůsobení LibreOffice</text:span>.</text:p>
      <text:h text:style-name="OOo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P7">Pokud zvolíme z hlavní nabídky <text:span text:style-name="OOoMenuPath">Soubor &gt; Nový &gt; Textový dokument</text:span> (nebo <text:span text:style-name="OOoMenuPath">Sešit</text:span>, <text:span text:style-name="OOoMenuPath">Prezentace</text:span> či <text:span text:style-name="OOoMenuPath">Kresba</text:span>), LibreOffice vytvoří dokument ze šablony, která je pro daný typ dokumentu nastavena jako výchozí. Toto nastavení je však možné kdykoliv změnit.</text:p>
      <table:table table:name="Table15" table:style-name="Table15">
        <table:table-column table:style-name="Table15.A"/>
        <table:table-column table:style-name="Table15.B"/>
        <table:table-row>
          <table:table-cell table:style-name="Table15.A1" office:value-type="string">
            <text:p text:style-name="P35">Poznámka pro uživatele programu Microsoft Word</text:p>
          </table:table-cell>
          <table:table-cell table:style-name="Table15.B1" office:value-type="string">
            <text:p text:style-name="P12">Program Microsoft Word používá jako výchozí šablonu soubor <text:span text:style-name="OOoComputerCode">normal.dot </text:span>nebo <text:span text:style-name="OOoComputerCode">normal.dotx</text:span>, který je možné obnovit.</text:p>
            <text:p text:style-name="P12">LibreOffice nemá podobný soubor s výchozí šablonou; „tovární nastavení“ je zabudováno přímo do programu.</text:p>
          </table:table-cell>
        </table:table-row>
      </table:table>
      <text:h text:style-name="OOoHeading_20_2" text:outline-level="2"><text:bookmark-start text:name="__RefHeading__165557_780470623"/>Nastavení vlastní šablony jako výchozí<text:bookmark-end text:name="__RefHeading__165557_780470623"/></text:h>
      <text:p text:style-name="OOoTextBody_5f_ListIntro">Jakoukoliv šablonu zobrazenou v dialogovém okně Správce šablon lze nastavit jako výchozí:</text:p>
      <text:list xml:id="list39220599" text:style-name="OOoNum_20_123">
        <text:list-item text:start-value="1">
          <text:p text:style-name="OOoNum_20_123_20_Start">V hlavní nabídce zvolíme <text:span text:style-name="OOoMenuPath">Soubor &gt; Šablony &gt; Spravovat</text:span>.</text:p>
        </text:list-item>
        <text:list-item>
          <text:p text:style-name="P66">V dialogovém okně Správce šablon otevřeme složku, v níž se nachází šablona, kterou chceme nastavit jako výchozí. Poté tuto šablonu vybereme.</text:p>
        </text:list-item>
        <text:list-item>
          <text:p text:style-name="P57">Klepneme na tlačítko <text:span text:style-name="OOoStrongEmphasis">Nastavit jako výchozí</text:span>, které se nachází nad seznamem šablon (<text:sequence-ref text:reference-format="category-and-value" text:ref-name="refFigure5">obrázek 6</text:sequence-ref>).</text:p>
        </text:list-item>
      </text:list>
      <text:p text:style-name="OOoTextBody">Až budeme příště vytvářet dokument volbou <text:span text:style-name="OOoMenuPath">Soubor &gt; Nový,</text:span> dokument se vytvoří z této šablony.</text:p>
      <text:p text:style-name="OOoTextBody">Přestože lze mnoho důležitých vlastností výchozí šablony (například výchozí písma a velikost stránky) změnit v dialogovém okně <text:span text:style-name="OOoMenuPath">Nástroje &gt; Možnosti</text:span> (kapitola 2), pokročilejší možnosti (jako okraje stránky) je možné změnit pouze nahrazením výchozí šablony za jinou.</text:p>
      <text:h text:style-name="OOoHeading_20_2" text:outline-level="2"><text:bookmark-start text:name="__RefHeading__165559_780470623"/>Obnovení výchozí šablony<text:bookmark-end text:name="__RefHeading__165559_780470623"/></text:h>
      <text:p text:style-name="P11">Chceme-li obnovit původní výchozí šablonu balíku LibreOffice pro určitý typ dokumentu:</text:p>
      <text:list xml:id="list39198850" text:style-name="OOoNum_20_123">
        <text:list-item text:start-value="1">
          <text:p text:style-name="OOoNum_20_123_20_Start">V dialogovém okně Správce šablon klepneme napravo na ikonu <text:span text:style-name="OOoMenuPath">Nabídka akcí</text:span>.</text:p>
        </text:list-item>
        <text:list-item>
          <text:p text:style-name="OOoNum_20_123_20_Start">V rozbalovací nabídce vybereme <text:span text:style-name="OOoMenuPath">Obnovit výchozí šablonu</text:span> a klepneme na <text:span text:style-name="OOoMenuPath">Textový dokument</text:span> (nebo jiný typ šablony).</text:p>
        </text:list-item>
      </text:list>
      <text:p text:style-name="P37">Tyto volby se nezobrazí, pokud je jako výchozí nastavena vlastní šablona, jak bylo popsáno v předchozí části.</text:p>
      <text:p text:style-name="OOoTextBody"><text:span text:style-name="Caption_20_characters">Až budeme příště vytvářet dokument volbou </text:span><text:span text:style-name="OOoMenuPath">Soubor &gt; Nový</text:span>,<text:span text:style-name="Caption_20_characters"> dokument se vytvoří z původní výchozí šablony pro daný typ dokumentu.</text:span></text:p>
      <text:p text:style-name="OOoFigure"><text:soft-page-break/><draw:frame draw:style-name="fr1" draw:name="Frame7" text:anchor-type="as-char" svg:width="17cm" draw:z-index="12"><draw:text-box fo:min-height="4.064cm"><text:p text:style-name="P32"><draw:frame draw:style-name="fr9" draw:name="Image8" text:anchor-type="as-char" svg:width="17cm" svg:height="3.48cm" draw:z-index="13"><draw:image xlink:href="Pictures/100000000000043400000112113604B3.png" xlink:type="simple" xlink:show="embed" xlink:actuate="onLoad"/></draw:frame></text:p><text:p text:style-name="P32">Obrázek <text:sequence text:ref-name="refFigure9" text:name="Figure" text:formula="ooow:Figure+1" style:num-format="1">11</text:sequence>: Obnovení výchozí šablony textových dokumentů</text:p></draw:text-box></draw:frame></text:p>
      <text:h text:style-name="OOoHeading_20_1" text:outline-level="1"><text:bookmark-start text:name="__RefHeading__165561_780470623"/>Propojení dokumentu s jinou šablonou<text:bookmark-end text:name="__RefHeading__165561_780470623"/></text:h>
      <text:p text:style-name="P5">V balíku LibreOffice není možné přímo změnit šablony, kterou dokument používá. Můžeme však zkopírovat obsah dokumentu do prázdného který používá jinou šablonu.</text:p>
      <table:table table:name="Table2" table:style-name="Table2">
        <table:table-column table:style-name="Table2.A"/>
        <table:table-column table:style-name="Table2.B"/>
        <table:table-row>
          <table:table-cell table:style-name="Table2.A1" office:value-type="string">
            <text:p text:style-name="OOoTip_2f_Note_2f_Caution">Poznámka</text:p>
          </table:table-cell>
          <table:table-cell table:style-name="Table2.B1" office:value-type="string">
            <text:p text:style-name="P22">V LibreOffice 3.x bylo možné použít jednodušší postup pomocí rozšíření Template Changer. Toto rozšíření bohužel v LibreOffice 4.x nefunguje.</text:p>
          </table:table-cell>
        </table:table-row>
      </table:table>
      <text:p text:style-name="OOoTextBody">Nejlepšího výsledku dosáhneme tehdy, pokud se názvy stylů ve stávajícím dokumentu a v nové šabloně shodují. Není-li tomu tak, pomocí <text:span text:style-name="OOoMenuPath">Úpravy &gt; Najít a</text:span> <text:span text:style-name="OOoMenuPath">Nahradit</text:span> nahradíme staré styly novými. Více informací o nahrazování stylů pomocí funkce Najít a nahradit se nachází v <text:span text:style-name="OOoEmphasis">kapitole 4 Začínáme s programem Writer</text:span>.</text:p>
      <text:p text:style-name="OOoTextBody_5f_ListIntro">Chceme-li dokument propojit s jinou šablonou:</text:p>
      <text:list xml:id="list194012260901463" text:continue-list="list39222128" text:style-name="OOoNum_20_123">
        <text:list-item text:start-value="1">
          <text:p text:style-name="P47">Volbou <text:span text:style-name="OOoMenuPath">Soubor &gt; Šablony &gt; Spravovat </text:span>otevřeme<text:span text:style-name="OOoMenuPath"> </text:span>dialogové okno Správce šablon a vybereme šablonu, kterou chceme použít. Otevře se nový dokument, jenž obsahuje text a obrázky, které byly součástí šablony.</text:p>
        </text:list-item>
        <text:list-item>
          <text:p text:style-name="P47">Nežádoucí text a obrázky z tohoto dokumentu smažeme.</text:p>
        </text:list-item>
        <text:list-item>
          <text:p text:style-name="P66">Otevřeme dokument, který chceme změnit. Vybereme <text:span text:style-name="OOoMenuPath">Úpravy &gt; Vybrat vše</text:span> nebo stiskneme <text:span text:style-name="OOoKeystroke">Ctrl+A</text:span>.</text:p>
        </text:list-item>
        <text:list-item>
          <text:p text:style-name="P66">Vybereme <text:span text:style-name="OOoMenuPath">Úpravy &gt; Kopírovat</text:span> nebo stiskneme Ctrl+C, čímž zkopírujeme obsah dokumentu do schránky.</text:p>
        </text:list-item>
        <text:list-item>
          <text:p text:style-name="P66">Klepneme do prázdného dokumentu vytvořeného v bodě 1. Zvolíme <text:span text:style-name="OOoMenuPath">Úpravy &gt; Vložit</text:span> nebo stiskneme <text:span text:style-name="OOoKeystroke">Ctrl+V</text:span>, čímž vložíme obsah starého dokumentu do nového.</text:p>
        </text:list-item>
        <text:list-item>
          <text:p text:style-name="P57">Pokud se v dokumentu nachází obsah, aktualizujeme ho. Starý soubor zavřeme bez uložení. Pomocí <text:span text:style-name="OO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h text:style-name="P53" text:outline-level="1"><text:bookmark-start text:name="__RefHeading__165563_780470623"/><text:reference-mark-start text:name="Organizing templates"/>Správa šablon<text:bookmark-end text:name="__RefHeading__165563_780470623"/><text:reference-mark-end text:name="Organizing templates"/></text:h>
      <text:p text:style-name="P3">V LibreOffice je možné používat pouze šablony, které se nachází ve složkách pro šablony. Můžeme ale vytvářet nové složky a pomocí nich šablony uspořádat. Například můžeme mít složku pro šablony zprávy a jinou složku pro šablony dopisů. Složky je možné také importovat a exportovat.</text:p>
      <text:p text:style-name="P3">Začneme tím, že zvolíme <text:span text:style-name="OOoMenuPath">Soubor &gt; Nový &gt; Šablony</text:span>, čímž otevřeme dialogové okno Správce šablon.</text:p>
      <text:h text:style-name="OOoHeading_20_2" text:outline-level="2"><text:bookmark-start text:name="__RefHeading__27761_1681342437"/>Vytvoření <text:alphabetical-index-mark text:string-value="složky" text:key1="šablona"/>složky pro šablony<text:bookmark-end text:name="__RefHeading__27761_1681342437"/></text:h>
      <text:p text:style-name="OOoTextBody_5f_ListIntro">Chceme-li vytvořit složku pro šablony:</text:p>
      <text:list xml:id="list39225819" text:style-name="OOoNum_20_123">
        <text:list-item text:start-value="1">
          <text:p text:style-name="OOoNum_20_123_20_Start">V dialogovém okně Správce šablon přejdeme do části Všechny šablony.</text:p>
        </text:list-item>
        <text:list-item>
          <text:p text:style-name="OOoNum_20_123_20_Cont.">Klepneme na tlačítko <text:span text:style-name="OOoStrongEmphasis">Nová složka</text:span> (<text:sequence-ref text:reference-format="category-and-value" text:ref-name="refFigure10">obrázek 11</text:sequence-ref>).</text:p>
        </text:list-item>
        <text:list-item>
          <text:p text:style-name="OOoNum_20_123_20_End">V dialogovém okně, které se otevře, zadáme název nové složky a klepneme na <text:span text:style-name="OOoMenuPath">Přijmout</text:span>.</text:p>
        </text:list-item>
      </text:list>
      <text:p text:style-name="OOoFigure"><text:soft-page-break/><draw:frame draw:style-name="fr1" draw:name="Frame9" text:anchor-type="as-char" svg:width="17cm" draw:z-index="14"><draw:text-box fo:min-height="2.295cm"><text:p text:style-name="P33"><draw:frame draw:style-name="fr5" draw:name="Image5" text:anchor-type="as-char" svg:width="17cm" style:rel-width="100%" svg:height="2.295cm" style:rel-height="scale" draw:z-index="15"><draw:image xlink:href="Pictures/10000201000002FB0000006716931553.png" xlink:type="simple" xlink:show="embed" xlink:actuate="onLoad"/></draw:frame></text:p><text:p text:style-name="P33">Obrázek <text:sequence text:ref-name="refFigure10" text:name="Figure" text:formula="ooow:Figure+1" style:num-format="1">11</text:sequence>: Vytváření nové složky</text:p></draw:text-box></draw:frame></text:p>
      <text:h text:style-name="OOoHeading_20_2" text:outline-level="2"><text:bookmark-start text:name="__RefHeading__27763_1681342437"/>Smazání složky pro šablony<text:bookmark-end text:name="__RefHeading__27763_1681342437"/></text:h>
      <text:p text:style-name="P15">Složky pro šablony dodávané s balíkem LibreOffice smazat nelze. Nelze ani smazat složky vytvořené při instalaci správcem rozšíření, pokud nejprve nesmažeme rozšíření, které je vytvořilo.</text:p>
      <text:p text:style-name="P15">Složku, kterou jsme vytvořili, je však možné smazat tím, že ji vybereme a klepneme na tlačítko <text:span text:style-name="OOoStrongEmphasis">Smazat</text:span>. Až se zobrazí se zpráva vyžadující potvrzení smazání, klepneme na <text:span text:style-name="OOoStrongEmphasis">Ano.</text:span></text:p>
      <text:h text:style-name="OOoHeading_20_2" text:outline-level="2"><text:bookmark-start text:name="__RefHeading__27765_1681342437"/><text:reference-mark-start text:name="Moving templates"/>Přesun šablony<text:bookmark-end text:name="__RefHeading__27765_1681342437"/><text:reference-mark-end text:name="Moving templates"/></text:h>
      <text:p text:style-name="OOoTextBody_5f_ListIntro">Chceme-li šablonu přesunout z jedné složky do jiné, vybereme ji v dialogovém okně Správce šablon a klepneme na tlačítko <text:span text:style-name="OOoMenuPath">Přesunout do složky</text:span>, které se nachází nad seznamem šablon (<text:sequence-ref text:reference-format="category-and-value" text:ref-name="refFigure11">obrázek 12</text:sequence-ref>).</text:p>
      <text:p text:style-name="OOoFigure"><text:span text:style-name="OOoStrongEmphasis"><text:span text:style-name="T3"><draw:frame draw:style-name="fr1" draw:name="Frame12" text:anchor-type="as-char" svg:width="14cm" draw:z-index="16"><draw:text-box fo:min-height="6.32cm"><text:p text:style-name="P33"><draw:frame draw:style-name="fr5" draw:name="Image2" text:anchor-type="as-char" svg:width="14cm" style:rel-width="100%" svg:height="6.32cm" style:rel-height="scale" draw:z-index="17"><draw:image xlink:href="Pictures/10000201000002F9000001587B8C303B.png" xlink:type="simple" xlink:show="embed" xlink:actuate="onLoad"/></draw:frame></text:p><text:p text:style-name="P33">Obrázek <text:sequence text:ref-name="refFigure11" text:name="Figure" text:formula="ooow:Figure+1" style:num-format="1">12</text:sequence>: Ikony pro správu souboru se šablonu</text:p></draw:text-box></draw:frame></text:span></text:span></text:p>
      <text:h text:style-name="OOoHeading_20_2" text:outline-level="2"><text:bookmark-start text:name="__RefHeading__165571_780470623"/><text:alphabetical-index-mark text:string-value="mazání" text:key1="šablona"/>Smazání šablony<text:bookmark-end text:name="__RefHeading__165571_780470623"/></text:h>
      <text:p text:style-name="P10">Šablony dodávané s balíkem LibreOffice smazat nelze. Nelze smazat ani šablony vytvořené při instalaci rozšíření, pokud nejprve nesmažeme rozšíření, které je nainstalovalo.</text:p>
      <text:p text:style-name="OOoTextBody_5f_ListIntro">Můžeme však smazat šablony, které jsme vytvořili nebo importovali:</text:p>
      <text:list xml:id="list39215002" text:style-name="OOoNum_20_123">
        <text:list-item text:start-value="1">
          <text:p text:style-name="OOoNum_20_123_20_Start">V dialogovém okně Správce šablon poklepeme na složku, která obsahuje šablonu, kterou chceme smazat.</text:p>
        </text:list-item>
        <text:list-item>
          <text:p text:style-name="OOoNum_20_123_20_Cont.">Vybereme šablonu, kterou chceme smazat.</text:p>
        </text:list-item>
        <text:list-item>
          <text:p text:style-name="OOoNum_20_123_20_End">Klepneme na tlačítko <text:span text:style-name="OOoStrongEmphasis">Smazat</text:span>, které se nachází nad seznamem šablon. Zobrazí se okno se žádostí o potvrzení smazání. Klepneme na <text:span text:style-name="OOoStrongEmphasis">Ano.</text:span></text:p>
        </text:list-item>
      </text:list>
      <text:h text:style-name="OOo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OOoTextBody_5f_ListIntro">Aby bylo možné šablonu v LibreOffice použít, musí se nacházet v některé ze složek uvedených v cestě k šablonám v <text:span text:style-name="OOoMenuPath">Nástroje &gt; Možnosti &gt; LibreOffice &gt;Cesty</text:span>:</text:p>
      <text:list xml:id="list40514742" text:style-name="OOoNum_20_123">
        <text:list-item>
          <text:p text:style-name="OOoNum_20_123_20_Start">V dialogovém okně Správce šablon vybereme složku, do které chceme šablonu importovat.</text:p>
        </text:list-item>
        <text:list-item>
          <text:p text:style-name="OOoNum_20_123_20_Cont."><text:soft-page-break/>Klepneme na tlačítko <text:span text:style-name="OOoStrongEmphasis">Importovat </text:span>, které se nachází nad seznamem složek pro šablony. Otevře se standardní dialogové okno pro výběr souboru.</text:p>
        </text:list-item>
        <text:list-item>
          <text:p text:style-name="OOoNum_20_123_20_End">Najdeme a vybereme šablonu, kterou chceme importovat, a klepneme na <text:span text:style-name="OOoStrongEmphasis">Otevřít. </text:span>Okno pro výběr souboru se zavře a zvolená šablona se zobrazí ve vybrané složce.</text:p>
        </text:list-item>
      </text:list>
      <text:h text:style-name="OOoHeading_20_2" text:outline-level="2"><text:bookmark-start text:name="__RefHeading__165575_780470623"/><text:alphabetical-index-mark text:string-value="exportování" text:key1="šablona"/>Exportování šablony<text:bookmark-end text:name="__RefHeading__165575_780470623"/></text:h>
      <text:p text:style-name="OOoTextBody_5f_ListIntro">Chceme-li exportovat šablonu ze složky pro šablony na jiné umístění:</text:p>
      <text:list xml:id="list39210910" text:style-name="OOoNum_20_123">
        <text:list-item text:start-value="1">
          <text:p text:style-name="OOoNum_20_123_20_Start">V dialogovém okně Správce šablon poklepeme na složku obsahující šablonu, kterou chceme exportovat.</text:p>
        </text:list-item>
        <text:list-item>
          <text:p text:style-name="OOoNum_20_123_20_Cont.">Vybereme šablonu, kterou chceme exportovat.</text:p>
        </text:list-item>
        <text:list-item>
          <text:p text:style-name="P66">Vybereme tlačítko <text:span text:style-name="OOoStrongEmphasis">Exportovat</text:span>, které se nachází nad seznamem složek pro šablony.<text:span text:style-name="OOoStrongEmphasis"> </text:span>Otevře se dialogové okno Uložit jako.</text:p>
        </text:list-item>
        <text:list-item>
          <text:p text:style-name="OOoNum_20_123_20_End">Najdeme složku, do které chceme šablonu exportovat, a vybereme <text:span text:style-name="OOoStrongEmphasis">Uložit</text:span>.</text:p>
        </text:list-item>
      </text:list>
      <text:h text:style-name="OOoHeading_20_1" text:outline-level="1"><text:bookmark-start text:name="__RefHeading__165577_780470623"/><text:reference-mark-start text:name="Examples of style use"/>Příklady použití stylů<text:bookmark-end text:name="__RefHeading__165577_780470623"/><text:reference-mark-end text:name="Examples of style use"/></text:h>
      <text:p text:style-name="P4">Následující příklady častého použití stylů stránky a odstavce jsou určeny pro program Writer. Existuje mnoho dalších způsobů, jak styly používat; podrobnosti se nachází v příručkách k jednotlivým programům balíku.</text:p>
      <text:h text:style-name="P64"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OOoText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OOoEmphasis">styl stránky</text:span> a pro následující stránky stanovit styl, který se použije automaticky.</text:p>
      <text:p text:style-name="OOoTextBody">Jako příklad použijeme styly stránky <text:span text:style-name="OOoEmphasis">První stránka</text:span> a <text:span text:style-name="OOoEmphasis">Výchozí</text:span>, které jsou dodávány spolu s balíkem LibreOffice. <text:sequence-ref text:reference-format="category-and-value" text:ref-name="refFigure12">Obrázek 13</text:sequence-ref> znázorňuje, co se má stát: za první stránkou následuje výchozí stránka a všechny následující stránky mají mít styl stránky <text:span text:style-name="OOoEmphasis">Výchozí</text:span>. Podrobnosti se nachází v kapitole 4 Formatting Pages příručky <text:span text:style-name="OOoEmphasis">Writer Guide</text:span>.</text:p>
      <text:p text:style-name="OOoFigure"><draw:frame draw:style-name="fr3" draw:name="Frame286" text:anchor-type="as-char" svg:width="6.473cm" svg:height="4.198cm" style:rel-height="17%" draw:z-index="18"><draw:text-box><text:p text:style-name="P24"><draw:frame draw:style-name="fr10" draw:name="graphics240" text:anchor-type="as-char" svg:y="-3.025cm" svg:width="6.473cm" svg:height="3.678cm" draw:z-index="21"><draw:image xlink:href="Pictures/1000020100000123000000AEB6F1E80C.png" xlink:type="simple" xlink:show="embed" xlink:actuate="onLoad"/></draw:frame></text:p><text:p text:style-name="OOoFigureCaption">Obrázek <text:sequence text:ref-name="refFigure12" text:name="Figure" text:formula="ooow:Figure+1" style:num-format="1">13</text:sequence>: Posloupnost stylů stránky</text:p></draw:text-box></draw:frame></text:p>
      <text:h text:style-name="OOoHeading_20_2" text:outline-level="2"><text:bookmark-start text:name="__RefHeading__165581_780470623"/>Rozdělení dokumentu na kapitoly<text:bookmark-end text:name="__RefHeading__165581_780470623"/></text:h>
      <text:p text:style-name="OOoTextBody">Podobným způsobem je možné <text:alphabetical-index-mark text:string-value="rozdělení dokumentu na kapitoly"/>rozdělit dokument na kapitoly. Každá kapitola bude zřejmě začínat stylem <text:span text:style-name="OOoEmphasis">První stránka</text:span>, následující stránky budou používat styl stránky <text:span text:style-name="OOoEmphasis">Výchozí</text:span>, tak jako v předchozím příkladu. Na konci kapitoly vložíme ruční zalomení stránky a určíme, že následující stránka se začátkem další kapitoly bude mít styl <text:span text:style-name="OOoEmphasis">První stránka</text:span>, jak je zobrazeno na <text:sequence-ref text:reference-format="category-and-value" text:ref-name="refFigure13">obrázku 14</text:sequence-ref>.</text:p>
      <text:p text:style-name="OOoFigure"><text:soft-page-break/><draw:frame draw:style-name="fr1" draw:name="Frame301" text:anchor-type="as-char" svg:width="13.654cm" draw:z-index="22"><draw:text-box fo:min-height="4.59cm"><text:p text:style-name="P24"><draw:frame draw:style-name="fr11" draw:name="graphics317" text:anchor-type="as-char" svg:width="13.654cm" svg:height="3.935cm" draw:z-index="26"><draw:image xlink:href="Pictures/10000000000002090000008D7AEDA1CF.png" xlink:type="simple" xlink:show="embed" xlink:actuate="onLoad"/></draw:frame></text:p><text:p text:style-name="OOoFigureCaption">Obrázek <text:sequence text:ref-name="refFigure13" text:name="Figure" text:formula="ooow:Figure+1" style:num-format="1">14</text:sequence>: Rozdělení dokumentu na kapitoly pomocí stylů stránky</text:p></draw:text-box></draw:frame></text:p>
      <text:h text:style-name="OOo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OOoText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h text:style-name="OOo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OOoTextBody">Styly stránky mohou být nastaveny tak, aby protilehlé levé a pravé stránky byly <text:span text:style-name="OO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OOoHeading_20_2" text:outline-level="2"><text:bookmark-start text:name="__RefHeading__165587_780470623"/>Nastavení automatického zalomení stránek<text:bookmark-end text:name="__RefHeading__165587_780470623"/></text:h>
      <text:p text:style-name="P7">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OOoHeading_20_2" text:outline-level="2"><text:bookmark-start text:name="__RefHeading__165589_780470623"/>Automatické vytvoření obsahu<text:bookmark-end text:name="__RefHeading__165589_780470623"/></text:h>
      <text:p text:style-name="OOoTextBody">Abychom automaticky vytvořili obsah, nejprve použijeme styly pro nadpisy, které chceme do obsahu zahrnout, poté použijeme <text:span text:style-name="OO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OOo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OOoTextBody">Styl odstavce můžeme nastavit tak, aby poté, co stiskneme na konci odstavce klávesu <text:span text:style-name="OOoKeystroke">Enter</text:span>, měl následující odstavec automaticky styl, který si přejeme použít. Například můžeme definovat, aby byl odstavec <text:span text:style-name="OOoEmphasis">Nadpis 1</text:span> následován odstavcem <text:span text:style-name="OOoEmphasis">Tělo textu</text:span>. Složitějším příkladem může být <text:span text:style-name="OOoEmphasis">Název</text:span>, za kterým následuje <text:span text:style-name="OOoEmphasis">Autor</text:span>, za ním <text:span text:style-name="OOoEmphasis">Abstrakt</text:span>, za ním <text:span text:style-name="OOoEmphasis">Nadpis 1</text:span> a nakonec <text:span text:style-name="OOoEmphasis">Tělo textu</text:span>. Nastavením posloupností se můžeme ve většině případů vyhnout nutnosti používat styly ručn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20776D2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o jsou styly?</text:chapter><text:tab/><text:page-number text:select-page="current">5</text:page-number></text:p>
      </style:footer>
      <style:footer-left>
        <text:p text:style-name="OOoFooter"><text:chapter text:display="name" text:outline-level="1">Použití stylů</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Používáme styly a šablony</text:title><text:tab/><text:page-number text:select-page="current">3</text:page-number></text:p>
      </style:footer>
      <style:footer-left>
        <text:p text:style-name="OOoFooter"><text:title>Používáme styly a šablony</text:title><text:tab/><text:page-number text:select-page="current">4</text:page-number></text:p>
      </style:footer-left>
    </style:master-page>
    <style:master-page style:name="OOoOneColumn" style:page-layout-name="Mpm6">
      <style:footer>
        <text:p text:style-name="MP2"><text:title>Používáme styly a šablony</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MacOSX_X86_64 LibreOffice_project/d7dbbd7842e6a58b0f521599204e827654e1fb8b</meta:generator>
    <dc:title>Používáme styly a šablony</dc:title>
    <meta:initial-creator>Jean Hollis Weber</meta:initial-creator>
    <meta:creation-date>2008-06-13T11:54:55</meta:creation-date>
    <dc:creator>Jean Weber</dc:creator>
    <dc:date>2014-04-02T19:40:09.934381000</dc:date>
    <meta:editing-cycles>436</meta:editing-cycles>
    <meta:editing-duration>P4DT11H11M6S</meta:editing-duration>
    <meta:document-statistic meta:table-count="15" meta:image-count="21" meta:object-count="0" meta:page-count="20" meta:paragraph-count="431" meta:word-count="6285" meta:character-count="36284" meta:non-whitespace-character-count="3048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